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4.4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227765" calcext:value-type="float">
            <text:p>52.3227765</text:p>
          </table:table-cell>
          <table:table-cell office:value-type="float" office:value="20.912012" calcext:value-type="float">
            <text:p>20.912012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050192" calcext:value-type="float">
            <text:p>52.3050192</text:p>
          </table:table-cell>
          <table:table-cell office:value-type="float" office:value="20.9891452" calcext:value-type="float">
            <text:p>20.9891452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001573" calcext:value-type="float">
            <text:p>52.3001573</text:p>
          </table:table-cell>
          <table:table-cell office:value-type="float" office:value="21.0439084584805" calcext:value-type="float">
            <text:p>21.0439084584805</text:p>
          </table:table-cell>
        </table:table-row>
        <table:table-row table:style-name="ro2">
          <table:table-cell office:value-type="string" calcext:value-type="string">
            <text:p>MPW MED. INSTRUMENTS" SPÓŁDZIELNIA PRACY;0000128941;5250001753;00040102900000;BOREMLOWSKA 46;;04-347;WARSZAWA;;SPÓŁDZIELNIA;30.08.2002;52.2493461;21.1004561</text:p>
            <text:p>SPÓŁDZIELNIA BUDOWLANO-MIESZKANIOWA "TECHNIKA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78208" calcext:value-type="float">
            <text:p>52.2878208</text:p>
          </table:table-cell>
          <table:table-cell office:value-type="float" office:value="21.0860211" calcext:value-type="float">
            <text:p>21.0860211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07443" calcext:value-type="float">
            <text:p>52.2807443</text:p>
          </table:table-cell>
          <table:table-cell office:value-type="float" office:value="20.9841463" calcext:value-type="float">
            <text:p>20.9841463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86332" calcext:value-type="float">
            <text:p>52.2786332</text:p>
          </table:table-cell>
          <table:table-cell office:value-type="float" office:value="20.9842729" calcext:value-type="float">
            <text:p>20.9842729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3844" calcext:value-type="float">
            <text:p>52.2773844</text:p>
          </table:table-cell>
          <table:table-cell office:value-type="float" office:value="20.923857" calcext:value-type="float">
            <text:p>20.923857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9576" calcext:value-type="float">
            <text:p>52.2769576</text:p>
          </table:table-cell>
          <table:table-cell office:value-type="float" office:value="20.9146982" calcext:value-type="float">
            <text:p>20.9146982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7885" calcext:value-type="float">
            <text:p>52.2767885</text:p>
          </table:table-cell>
          <table:table-cell office:value-type="float" office:value="20.9797809" calcext:value-type="float">
            <text:p>20.9797809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7885" calcext:value-type="float">
            <text:p>52.2767885</text:p>
          </table:table-cell>
          <table:table-cell office:value-type="float" office:value="20.9797809" calcext:value-type="float">
            <text:p>20.9797809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7172" calcext:value-type="float">
            <text:p>52.2757172</text:p>
          </table:table-cell>
          <table:table-cell office:value-type="float" office:value="20.9274517" calcext:value-type="float">
            <text:p>20.9274517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5639" calcext:value-type="float">
            <text:p>52.2755639</text:p>
          </table:table-cell>
          <table:table-cell office:value-type="float" office:value="20.9820269" calcext:value-type="float">
            <text:p>20.9820269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5574" calcext:value-type="float">
            <text:p>52.2755574</text:p>
          </table:table-cell>
          <table:table-cell office:value-type="float" office:value="20.9634343" calcext:value-type="float">
            <text:p>20.9634343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WYTWÓRNIA APARATURY MEDYCZNEJ "WAMED" SPECJALISTYCZNA SPÓŁDZIELNIA PRACY</text:p>
          </table:table-cell>
          <table:table-cell office:value-type="float" office:value="150736" calcext:value-type="float">
            <text:p>150736</text:p>
          </table:table-cell>
          <table:table-cell office:value-type="float" office:value="5250001463" calcext:value-type="float">
            <text:p>5250001463</text:p>
          </table:table-cell>
          <table:table-cell office:value-type="float" office:value="40119900000" calcext:value-type="float">
            <text:p>401199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34791" calcext:value-type="float">
            <text:p>52.2734791</text:p>
          </table:table-cell>
          <table:table-cell office:value-type="float" office:value="20.9309438" calcext:value-type="float">
            <text:p>20.9309438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647" calcext:value-type="float">
            <text:p>52.272647</text:p>
          </table:table-cell>
          <table:table-cell office:value-type="float" office:value="20.9762093" calcext:value-type="float">
            <text:p>20.9762093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</table:table-row>
        <table:table-row table:style-name="ro1">
          <table:table-cell office:value-type="string" calcext:value-type="string">
            <text:p>MLECZARSKIE PRZEDSIĘBIORSTWO SPÓŁDZIELCZE</text:p>
          </table:table-cell>
          <table:table-cell office:value-type="float" office:value="127841" calcext:value-type="float">
            <text:p>127841</text:p>
          </table:table-cell>
          <table:table-cell office:value-type="float" office:value="5250004800" calcext:value-type="float">
            <text:p>5250004800</text:p>
          </table:table-cell>
          <table:table-cell office:value-type="float" office:value="623699100000" calcext:value-type="float">
            <text:p>623699100000</text:p>
          </table:table-cell>
          <table:table-cell office:value-type="string" calcext:value-type="string">
            <text:p>BIEŻUŃSKA 1</text:p>
          </table:table-cell>
          <table:table-cell office:value-type="string" calcext:value-type="string">
            <text:p>03-5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03765" calcext:value-type="float">
            <text:p>52.27203765</text:p>
          </table:table-cell>
          <table:table-cell office:value-type="float" office:value="21.0659993221207" calcext:value-type="float">
            <text:p>21.0659993221207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6002" calcext:value-type="float">
            <text:p>52.2706002</text:p>
          </table:table-cell>
          <table:table-cell office:value-type="float" office:value="20.9548449" calcext:value-type="float">
            <text:p>20.9548449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</table:table-row>
        <table:table-row table:style-name="ro1">
          <table:table-cell office:value-type="string" calcext:value-type="string">
            <text:p>SPOŁEM" WARSZAWSKA SPÓŁDZIELNIA SPOŻYWCÓW "ŻOLIBORZ</text:p>
          </table:table-cell>
          <table:table-cell office:value-type="float" office:value="86882" calcext:value-type="float">
            <text:p>86882</text:p>
          </table:table-cell>
          <table:table-cell office:value-type="float" office:value="5250010539" calcext:value-type="float">
            <text:p>5250010539</text:p>
          </table:table-cell>
          <table:table-cell office:value-type="float" office:value="88029000000" calcext:value-type="float">
            <text:p>88029000000</text:p>
          </table:table-cell>
          <table:table-cell office:value-type="string" calcext:value-type="string">
            <text:p>SŁOWACKIEGO 16/18</text:p>
          </table:table-cell>
          <table:table-cell office:value-type="string" calcext:value-type="string">
            <text:p>01-6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048" calcext:value-type="float">
            <text:p>52.270048</text:p>
          </table:table-cell>
          <table:table-cell office:value-type="float" office:value="20.9820825" calcext:value-type="float">
            <text:p>20.9820825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</table:table-row>
        <table:table-row table:style-name="ro1">
          <table:table-cell office:value-type="string" calcext:value-type="string">
            <text:p>SPÓŁDZIELNIA SOCJALNA "POKÓJ SZTUKI"</text:p>
          </table:table-cell>
          <table:table-cell office:value-type="float" office:value="372163" calcext:value-type="float">
            <text:p>372163</text:p>
          </table:table-cell>
          <table:table-cell office:value-type="float" office:value="1132824371" calcext:value-type="float">
            <text:p>1132824371</text:p>
          </table:table-cell>
          <table:table-cell office:value-type="float" office:value="14270658900000" calcext:value-type="float">
            <text:p>14270658900000</text:p>
          </table:table-cell>
          <table:table-cell office:value-type="string" calcext:value-type="string">
            <text:p>UL. RADZYMIŃSKA 53</text:p>
          </table:table-cell>
          <table:table-cell office:value-type="string" calcext:value-type="string">
            <text:p>03-7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92145" calcext:value-type="float">
            <text:p>52.2692145</text:p>
          </table:table-cell>
          <table:table-cell office:value-type="float" office:value="21.0606997" calcext:value-type="float">
            <text:p>21.0606997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</table:table-row>
        <table:table-row table:style-name="ro1">
          <table:table-cell office:value-type="string" calcext:value-type="string">
            <text:p>SPÓŁDZIELNIA SOCJALNA "POŻYWIENIE - DAREM SERCA"</text:p>
          </table:table-cell>
          <table:table-cell office:value-type="float" office:value="626144" calcext:value-type="float">
            <text:p>626144</text:p>
          </table:table-cell>
          <table:table-cell office:value-type="float" office:value="5252669082" calcext:value-type="float">
            <text:p>5252669082</text:p>
          </table:table-cell>
          <table:table-cell office:value-type="float" office:value="36497383500000" calcext:value-type="float">
            <text:p>36497383500000</text:p>
          </table:table-cell>
          <table:table-cell office:value-type="string" calcext:value-type="string">
            <text:p>UL. KS. JERZEGO POPIEŁUSZKI 14</text:p>
          </table:table-cell>
          <table:table-cell office:value-type="string" calcext:value-type="string">
            <text:p>01-5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764" calcext:value-type="float">
            <text:p>52.2662764</text:p>
          </table:table-cell>
          <table:table-cell office:value-type="float" office:value="20.9770534" calcext:value-type="float">
            <text:p>20.9770534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</table:table-row>
        <table:table-row table:style-name="ro1">
          <table:table-cell office:value-type="string" calcext:value-type="string">
            <text:p>FARMACEUTYCZNO-CHEMICZNA SPÓŁDZIELNIA PRACY "GALENUS"</text:p>
          </table:table-cell>
          <table:table-cell office:value-type="float" office:value="169521" calcext:value-type="float">
            <text:p>169521</text:p>
          </table:table-cell>
          <table:table-cell office:value-type="float" office:value="5250001405" calcext:value-type="float">
            <text:p>5250001405</text:p>
          </table:table-cell>
          <table:table-cell office:value-type="float" office:value="98406000000" calcext:value-type="float">
            <text:p>98406000000</text:p>
          </table:table-cell>
          <table:table-cell office:value-type="string" calcext:value-type="string">
            <text:p>HUTNICZA 8</text:p>
          </table:table-cell>
          <table:table-cell office:value-type="string" calcext:value-type="string">
            <text:p>03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53595" calcext:value-type="float">
            <text:p>52.2653595</text:p>
          </table:table-cell>
          <table:table-cell office:value-type="float" office:value="21.0698161748265" calcext:value-type="float">
            <text:p>21.0698161748265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40036" calcext:value-type="float">
            <text:p>52.2640036</text:p>
          </table:table-cell>
          <table:table-cell office:value-type="float" office:value="20.9908158" calcext:value-type="float">
            <text:p>20.9908158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40036" calcext:value-type="float">
            <text:p>52.2640036</text:p>
          </table:table-cell>
          <table:table-cell office:value-type="float" office:value="20.9908158" calcext:value-type="float">
            <text:p>20.9908158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40036" calcext:value-type="float">
            <text:p>52.2640036</text:p>
          </table:table-cell>
          <table:table-cell office:value-type="float" office:value="20.9908158" calcext:value-type="float">
            <text:p>20.9908158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5868" calcext:value-type="float">
            <text:p>52.2625868</text:p>
          </table:table-cell>
          <table:table-cell office:value-type="float" office:value="21.0403922917244" calcext:value-type="float">
            <text:p>21.0403922917244</text:p>
          </table:table-cell>
        </table:table-row>
        <table:table-row table:style-name="ro3">
          <table:table-cell office:value-type="string" calcext:value-type="string">
            <text:p>NOWOSIELECKA" SPÓŁDZIELNIA MIESZKANIOWA;0000234840;5262870495;14015959700000;NOWOSIELECKA 14A;;00-466;WARSZAWA;;SPÓŁDZIELNIA;15.06.2005;52.211410900000004;21.046380956385928</text:p>
            <text:p>SPÓŁDZIELNIA BUDOWLANO-MIESZKANIOWA BRATNIAK;0000232999;5250012981;00087284600000;ŚNIADECKICH 17A;24;00-654;WARSZAWA;;SPÓŁDZIELNIA;03.06.2005;52.221441;21.0154992</text:p>
            <text:p>SPÓŁDZIELCZE STOWARZYSZENIE MIESZKANIOWE "MOJE MIESZKANIE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3643" calcext:value-type="float">
            <text:p>52.2623643</text:p>
          </table:table-cell>
          <table:table-cell office:value-type="float" office:value="21.0403345" calcext:value-type="float">
            <text:p>21.0403345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</table:table-row>
        <table:table-row table:style-name="ro1">
          <table:table-cell office:value-type="string" calcext:value-type="string">
            <text:p>SPÓŁDZIELNIA SOCJALNA POGŁOS</text:p>
          </table:table-cell>
          <table:table-cell office:value-type="float" office:value="637611" calcext:value-type="float">
            <text:p>637611</text:p>
          </table:table-cell>
          <table:table-cell office:value-type="float" office:value="5272780813" calcext:value-type="float">
            <text:p>5272780813</text:p>
          </table:table-cell>
          <table:table-cell office:value-type="float" office:value="36547899000000" calcext:value-type="float">
            <text:p>36547899000000</text:p>
          </table:table-cell>
          <table:table-cell office:value-type="string" calcext:value-type="string">
            <text:p>UL. SADY ŻOLIBORSKIE 13</text:p>
          </table:table-cell>
          <table:table-cell office:value-type="string" calcext:value-type="string">
            <text:p>01-7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0035" calcext:value-type="float">
            <text:p>52.2620035</text:p>
          </table:table-cell>
          <table:table-cell office:value-type="float" office:value="20.9682716" calcext:value-type="float">
            <text:p>20.9682716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</table:table-row>
        <table:table-row table:style-name="ro1">
          <table:table-cell office:value-type="string" calcext:value-type="string">
            <text:p>ZAKŁADY ELEKTROMECHANICZNE "ELEKTRA" SPÓŁDZIELNIA INWALIDÓW</text:p>
          </table:table-cell>
          <table:table-cell office:value-type="float" office:value="140960" calcext:value-type="float">
            <text:p>140960</text:p>
          </table:table-cell>
          <table:table-cell office:value-type="float" office:value="5250002103" calcext:value-type="float">
            <text:p>5250002103</text:p>
          </table:table-cell>
          <table:table-cell office:value-type="float" office:value="45584100000" calcext:value-type="float">
            <text:p>45584100000</text:p>
          </table:table-cell>
          <table:table-cell office:value-type="string" calcext:value-type="string">
            <text:p>PRZASNYSKA 6 A</text:p>
          </table:table-cell>
          <table:table-cell office:value-type="string" calcext:value-type="string">
            <text:p>01-7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011785" calcext:value-type="float">
            <text:p>52.26011785</text:p>
          </table:table-cell>
          <table:table-cell office:value-type="float" office:value="20.9696224814376" calcext:value-type="float">
            <text:p>20.9696224814376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5709" calcext:value-type="float">
            <text:p>52.2585709</text:p>
          </table:table-cell>
          <table:table-cell office:value-type="float" office:value="21.0487865344041" calcext:value-type="float">
            <text:p>21.0487865344041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3273" calcext:value-type="float">
            <text:p>52.2583273</text:p>
          </table:table-cell>
          <table:table-cell office:value-type="float" office:value="21.0376005" calcext:value-type="float">
            <text:p>21.0376005</text:p>
          </table:table-cell>
        </table:table-row>
        <table:table-row table:style-name="ro1">
          <table:table-cell office:value-type="string" calcext:value-type="string">
            <text:p>SPÓŁDZIELNIA INWALIDÓW "MAZOWIANKA" W LIKWIDACJI</text:p>
          </table:table-cell>
          <table:table-cell office:value-type="float" office:value="180961" calcext:value-type="float">
            <text:p>180961</text:p>
          </table:table-cell>
          <table:table-cell office:value-type="float" office:value="5250002089" calcext:value-type="float">
            <text:p>5250002089</text:p>
          </table:table-cell>
          <table:table-cell office:value-type="float" office:value="45583500000" calcext:value-type="float">
            <text:p>45583500000</text:p>
          </table:table-cell>
          <table:table-cell office:value-type="string" calcext:value-type="string">
            <text:p>UL. CHEŁMŻYŃSKA 148</text:p>
          </table:table-cell>
          <table:table-cell office:value-type="string" calcext:value-type="string">
            <text:p>04-4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72801" calcext:value-type="float">
            <text:p>52.2572801</text:p>
          </table:table-cell>
          <table:table-cell office:value-type="float" office:value="21.1275398289454" calcext:value-type="float">
            <text:p>21.1275398289454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7278" calcext:value-type="float">
            <text:p>52.257278</text:p>
          </table:table-cell>
          <table:table-cell office:value-type="float" office:value="21.0339089" calcext:value-type="float">
            <text:p>21.0339089</text:p>
          </table:table-cell>
        </table:table-row>
        <table:table-row table:style-name="ro1">
          <table:table-cell office:value-type="string" calcext:value-type="string">
            <text:p>SPÓŁDZIELNIA SOCJALNA BIZ W LIKWIDACJI</text:p>
          </table:table-cell>
          <table:table-cell office:value-type="float" office:value="525466" calcext:value-type="float">
            <text:p>525466</text:p>
          </table:table-cell>
          <table:table-cell office:value-type="float" office:value="5252599074" calcext:value-type="float">
            <text:p>5252599074</text:p>
          </table:table-cell>
          <table:table-cell office:value-type="float" office:value="14749427000000" calcext:value-type="float">
            <text:p>14749427000000</text:p>
          </table:table-cell>
          <table:table-cell office:value-type="string" calcext:value-type="string">
            <text:p>DUCHNICKA 3</text:p>
          </table:table-cell>
          <table:table-cell office:value-type="string" calcext:value-type="string">
            <text:p>01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56771" calcext:value-type="float">
            <text:p>52.2556771</text:p>
          </table:table-cell>
          <table:table-cell office:value-type="float" office:value="20.9701651" calcext:value-type="float">
            <text:p>20.9701651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54823" calcext:value-type="float">
            <text:p>52.2554823</text:p>
          </table:table-cell>
          <table:table-cell office:value-type="float" office:value="21.041181" calcext:value-type="float">
            <text:p>21.041181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</table:table-row>
        <table:table-row table:style-name="ro1">
          <table:table-cell office:value-type="string" calcext:value-type="string">
            <text:p>SPÓŁDZIELNIA PRACY "URANIA"</text:p>
          </table:table-cell>
          <table:table-cell office:value-type="float" office:value="139716" calcext:value-type="float">
            <text:p>139716</text:p>
          </table:table-cell>
          <table:table-cell office:value-type="float" office:value="5250001894" calcext:value-type="float">
            <text:p>5250001894</text:p>
          </table:table-cell>
          <table:table-cell office:value-type="float" office:value="218719000000" calcext:value-type="float">
            <text:p>218719000000</text:p>
          </table:table-cell>
          <table:table-cell office:value-type="string" calcext:value-type="string">
            <text:p>BONIFRATERSKA 14</text:p>
          </table:table-cell>
          <table:table-cell office:value-type="string" calcext:value-type="string">
            <text:p>00-2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5809" calcext:value-type="float">
            <text:p>52.2535809</text:p>
          </table:table-cell>
          <table:table-cell office:value-type="float" office:value="21.0003974" calcext:value-type="float">
            <text:p>21.0003974</text:p>
          </table:table-cell>
        </table:table-row>
        <table:table-row table:style-name="ro1">
          <table:table-cell office:value-type="string" calcext:value-type="string">
            <text:p>SPÓŁDZIELNIA OGRODNICZA "CHODAKOWSKA"</text:p>
          </table:table-cell>
          <table:table-cell office:value-type="float" office:value="82576" calcext:value-type="float">
            <text:p>82576</text:p>
          </table:table-cell>
          <table:table-cell office:value-type="float" office:value="5250005076" calcext:value-type="float">
            <text:p>5250005076</text:p>
          </table:table-cell>
          <table:table-cell office:value-type="float" office:value="1205858500000" calcext:value-type="float">
            <text:p>1205858500000</text:p>
          </table:table-cell>
          <table:table-cell office:value-type="string" calcext:value-type="string">
            <text:p>CHODAKOWSKA 53/57</text:p>
          </table:table-cell>
          <table:table-cell office:value-type="string" calcext:value-type="string">
            <text:p>03-8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0958" calcext:value-type="float">
            <text:p>52.2530958</text:p>
          </table:table-cell>
          <table:table-cell office:value-type="float" office:value="21.0644570655297" calcext:value-type="float">
            <text:p>21.0644570655297</text:p>
          </table:table-cell>
        </table:table-row>
        <table:table-row table:style-name="ro1">
          <table:table-cell office:value-type="string" calcext:value-type="string">
            <text:p>SPÓŁDZIELNIA PRACY KOOPERATYWA RAZEM</text:p>
          </table:table-cell>
          <table:table-cell office:value-type="float" office:value="980939" calcext:value-type="float">
            <text:p>980939</text:p>
          </table:table-cell>
          <table:table-cell office:value-type="float" office:value="5252914759" calcext:value-type="float">
            <text:p>5252914759</text:p>
          </table:table-cell>
          <table:table-cell office:value-type="float" office:value="52252164000000" calcext:value-type="float">
            <text:p>52252164000000</text:p>
          </table:table-cell>
          <table:table-cell office:value-type="string" calcext:value-type="string">
            <text:p>ALEJA KOMANDOSÓW 33</text:p>
          </table:table-cell>
          <table:table-cell office:value-type="string" calcext:value-type="string">
            <text:p>04-4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0859" calcext:value-type="float">
            <text:p>52.2530859</text:p>
          </table:table-cell>
          <table:table-cell office:value-type="float" office:value="21.1682203478748" calcext:value-type="float">
            <text:p>21.1682203478748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26458" calcext:value-type="float">
            <text:p>52.2526458</text:p>
          </table:table-cell>
          <table:table-cell office:value-type="float" office:value="20.987731" calcext:value-type="float">
            <text:p>20.987731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20189" calcext:value-type="float">
            <text:p>52.2520189</text:p>
          </table:table-cell>
          <table:table-cell office:value-type="float" office:value="21.0325253" calcext:value-type="float">
            <text:p>21.0325253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</table:table-row>
        <table:table-row table:style-name="ro1">
          <table:table-cell office:value-type="string" calcext:value-type="string">
            <text:p>SPÓŁDZIELNIA SOCJALNA KOOPERATYWY GROCHOWSKIEJ</text:p>
          </table:table-cell>
          <table:table-cell office:value-type="float" office:value="562918" calcext:value-type="float">
            <text:p>562918</text:p>
          </table:table-cell>
          <table:table-cell office:value-type="float" office:value="1132891887" calcext:value-type="float">
            <text:p>1132891887</text:p>
          </table:table-cell>
          <table:table-cell office:value-type="float" office:value="36185146800000" calcext:value-type="float">
            <text:p>36185146800000</text:p>
          </table:table-cell>
          <table:table-cell office:value-type="string" calcext:value-type="string">
            <text:p>UL. LUDWIKA MICHAŁA PACA 40</text:p>
          </table:table-cell>
          <table:table-cell office:value-type="string" calcext:value-type="string">
            <text:p>04-3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90197" calcext:value-type="float">
            <text:p>52.2490197</text:p>
          </table:table-cell>
          <table:table-cell office:value-type="float" office:value="21.0834044372494" calcext:value-type="float">
            <text:p>21.0834044372494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</table:table-row>
        <table:table-row table:style-name="ro1">
          <table:table-cell office:value-type="string" calcext:value-type="string">
            <text:p>SPÓŁDZIELNIA "KOOPERATYWA POZARZĄDOWA"</text:p>
          </table:table-cell>
          <table:table-cell office:value-type="float" office:value="314716" calcext:value-type="float">
            <text:p>314716</text:p>
          </table:table-cell>
          <table:table-cell office:value-type="float" office:value="7010183690" calcext:value-type="float">
            <text:p>7010183690</text:p>
          </table:table-cell>
          <table:table-cell office:value-type="float" office:value="14163632600000" calcext:value-type="float">
            <text:p>14163632600000</text:p>
          </table:table-cell>
          <table:table-cell office:value-type="string" calcext:value-type="string">
            <text:p>UL. CHODAKOWSKA 24</text:p>
          </table:table-cell>
          <table:table-cell office:value-type="string" calcext:value-type="string">
            <text:p>03-8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7212" calcext:value-type="float">
            <text:p>52.2477212</text:p>
          </table:table-cell>
          <table:table-cell office:value-type="float" office:value="21.067161" calcext:value-type="float">
            <text:p>21.067161</text:p>
          </table:table-cell>
        </table:table-row>
        <table:table-row table:style-name="ro1">
          <table:table-cell office:value-type="string" calcext:value-type="string">
            <text:p>KRAJOWY SAMORZĄDOWY FUNDUSZ POŻYCZKOWY - SPÓŁDZIELNIA OSÓB PRAWNYCH</text:p>
          </table:table-cell>
          <table:table-cell office:value-type="float" office:value="210493" calcext:value-type="float">
            <text:p>210493</text:p>
          </table:table-cell>
          <table:table-cell office:value-type="float" office:value="5252299449" calcext:value-type="float">
            <text:p>5252299449</text:p>
          </table:table-cell>
          <table:table-cell office:value-type="float" office:value="1575503700000" calcext:value-type="float">
            <text:p>1575503700000</text:p>
          </table:table-cell>
          <table:table-cell office:value-type="string" calcext:value-type="string">
            <text:p>MIODOWA 14</text:p>
          </table:table-cell>
          <table:table-cell office:value-type="string" calcext:value-type="string">
            <text:p>00-2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394" calcext:value-type="float">
            <text:p>52.247394</text:p>
          </table:table-cell>
          <table:table-cell office:value-type="float" office:value="21.0095655" calcext:value-type="float">
            <text:p>21.0095655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9662" calcext:value-type="float">
            <text:p>52.2469662</text:p>
          </table:table-cell>
          <table:table-cell office:value-type="float" office:value="21.1016357" calcext:value-type="float">
            <text:p>21.1016357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6019" calcext:value-type="float">
            <text:p>52.2466019</text:p>
          </table:table-cell>
          <table:table-cell office:value-type="float" office:value="21.0114397" calcext:value-type="float">
            <text:p>21.0114397</text:p>
          </table:table-cell>
        </table:table-row>
        <table:table-row table:style-name="ro1">
          <table:table-cell office:value-type="string" calcext:value-type="string">
            <text:p>SPÓŁDZIELNIA SOCJALNA DLA ZDROWIA</text:p>
          </table:table-cell>
          <table:table-cell office:value-type="float" office:value="748529" calcext:value-type="float">
            <text:p>748529</text:p>
          </table:table-cell>
          <table:table-cell office:value-type="float" office:value="5461394784" calcext:value-type="float">
            <text:p>5461394784</text:p>
          </table:table-cell>
          <table:table-cell office:value-type="float" office:value="38128409000000" calcext:value-type="float">
            <text:p>38128409000000</text:p>
          </table:table-cell>
          <table:table-cell office:value-type="string" calcext:value-type="string">
            <text:p>UL. DŁUGA 29</text:p>
          </table:table-cell>
          <table:table-cell office:value-type="string" calcext:value-type="string">
            <text:p>00-2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5383" calcext:value-type="float">
            <text:p>52.2465383</text:p>
          </table:table-cell>
          <table:table-cell office:value-type="float" office:value="21.0044545" calcext:value-type="float">
            <text:p>21.0044545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</table:table-row>
        <table:table-row table:style-name="ro1">
          <table:table-cell office:value-type="string" calcext:value-type="string">
            <text:p>SPÓŁDZIELNIA RZEMIEŚLNICZA ROBÓT BUDOWLANYCH I INSTALACYJNYCH "CECHMISTRZ"</text:p>
          </table:table-cell>
          <table:table-cell office:value-type="float" office:value="126916" calcext:value-type="float">
            <text:p>126916</text:p>
          </table:table-cell>
          <table:table-cell office:value-type="float" office:value="5250003189" calcext:value-type="float">
            <text:p>5250003189</text:p>
          </table:table-cell>
          <table:table-cell office:value-type="float" office:value="44988100000" calcext:value-type="float">
            <text:p>44988100000</text:p>
          </table:table-cell>
          <table:table-cell office:value-type="string" calcext:value-type="string">
            <text:p>CIOŁKA 35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3877" calcext:value-type="float">
            <text:p>52.2463877</text:p>
          </table:table-cell>
          <table:table-cell office:value-type="float" office:value="20.942946" calcext:value-type="float">
            <text:p>20.942946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</table:table-row>
        <table:table-row table:style-name="ro1">
          <table:table-cell office:value-type="string" calcext:value-type="string">
            <text:p>SPÓŁDZIELNIA SOCJALNA 4SMART</text:p>
          </table:table-cell>
          <table:table-cell office:value-type="float" office:value="608681" calcext:value-type="float">
            <text:p>608681</text:p>
          </table:table-cell>
          <table:table-cell office:value-type="float" office:value="9512409352" calcext:value-type="float">
            <text:p>9512409352</text:p>
          </table:table-cell>
          <table:table-cell office:value-type="float" office:value="36401494500000" calcext:value-type="float">
            <text:p>36401494500000</text:p>
          </table:table-cell>
          <table:table-cell office:value-type="string" calcext:value-type="string">
            <text:p>UL. GROCHOWSKA 178/184</text:p>
          </table:table-cell>
          <table:table-cell office:value-type="string" calcext:value-type="string">
            <text:p>04-3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3676" calcext:value-type="float">
            <text:p>52.2453676</text:p>
          </table:table-cell>
          <table:table-cell office:value-type="float" office:value="21.0899333" calcext:value-type="float">
            <text:p>21.0899333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246" calcext:value-type="float">
            <text:p>52.245246</text:p>
          </table:table-cell>
          <table:table-cell office:value-type="float" office:value="21.2160533" calcext:value-type="float">
            <text:p>21.2160533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0928" calcext:value-type="float">
            <text:p>52.2450928</text:p>
          </table:table-cell>
          <table:table-cell office:value-type="float" office:value="21.068431" calcext:value-type="float">
            <text:p>21.068431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8251" calcext:value-type="float">
            <text:p>52.2448251</text:p>
          </table:table-cell>
          <table:table-cell office:value-type="float" office:value="21.0960624" calcext:value-type="float">
            <text:p>21.0960624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4644" calcext:value-type="float">
            <text:p>52.2444644</text:p>
          </table:table-cell>
          <table:table-cell office:value-type="float" office:value="21.2152657" calcext:value-type="float">
            <text:p>21.2152657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</table:table-row>
        <table:table-row table:style-name="ro1">
          <table:table-cell office:value-type="string" calcext:value-type="string">
            <text:p>SPÓŁDZIELNIA MIESZKANIOWA "OSTOJA"</text:p>
          </table:table-cell>
          <table:table-cell office:value-type="float" office:value="1006590" calcext:value-type="float">
            <text:p>1006590</text:p>
          </table:table-cell>
          <table:table-cell office:value-type="float" office:value="1133079805" calcext:value-type="float">
            <text:p>1133079805</text:p>
          </table:table-cell>
          <table:table-cell office:value-type="float" office:value="52385832400000" calcext:value-type="float">
            <text:p>52385832400000</text:p>
          </table:table-cell>
          <table:table-cell office:value-type="string" calcext:value-type="string">
            <text:p>ALEJA STANÓW ZJEDNOCZONYCH 72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table:style-name="ce1" office:value-type="float" office:value="52.243184" calcext:value-type="float">
            <text:p>52.243184</text:p>
          </table:table-cell>
          <table:table-cell table:style-name="ce2" office:value-type="float" office:value="21.0851665" calcext:value-type="float">
            <text:p>21.0851665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</table:table-row>
        <table:table-row table:style-name="ro1">
          <table:table-cell office:value-type="string" calcext:value-type="string">
            <text:p>AKCES LAB - SPÓŁDZIELNIA SOCJALNA W LIKWIDACJI</text:p>
          </table:table-cell>
          <table:table-cell office:value-type="float" office:value="395090" calcext:value-type="float">
            <text:p>395090</text:p>
          </table:table-cell>
          <table:table-cell office:value-type="float" office:value="1132845686" calcext:value-type="float">
            <text:p>1132845686</text:p>
          </table:table-cell>
          <table:table-cell office:value-type="float" office:value="14487889200000" calcext:value-type="float">
            <text:p>14487889200000</text:p>
          </table:table-cell>
          <table:table-cell office:value-type="string" calcext:value-type="string">
            <text:p>AL. WASZYNGTONA 41</text:p>
          </table:table-cell>
          <table:table-cell office:value-type="string" calcext:value-type="string">
            <text:p>04-0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0832" calcext:value-type="float">
            <text:p>52.2430832</text:p>
          </table:table-cell>
          <table:table-cell office:value-type="float" office:value="21.0759331" calcext:value-type="float">
            <text:p>21.0759331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</table:table-row>
        <table:table-row table:style-name="ro1">
          <table:table-cell office:value-type="string" calcext:value-type="string">
            <text:p>WARSZAWSKIE ZAKŁADY KALETNICZE "NOMA" SPÓŁDZIELNIA INWALIDÓW</text:p>
          </table:table-cell>
          <table:table-cell office:value-type="float" office:value="16219" calcext:value-type="float">
            <text:p>16219</text:p>
          </table:table-cell>
          <table:table-cell office:value-type="float" office:value="5250002072" calcext:value-type="float">
            <text:p>5250002072</text:p>
          </table:table-cell>
          <table:table-cell office:value-type="float" office:value="45577500000" calcext:value-type="float">
            <text:p>45577500000</text:p>
          </table:table-cell>
          <table:table-cell office:value-type="string" calcext:value-type="string">
            <text:p>KORKOWA 167</text:p>
          </table:table-cell>
          <table:table-cell office:value-type="string" calcext:value-type="string">
            <text:p>04-5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19837" calcext:value-type="float">
            <text:p>52.2419837</text:p>
          </table:table-cell>
          <table:table-cell office:value-type="float" office:value="21.1623309955422" calcext:value-type="float">
            <text:p>21.1623309955422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4198" calcext:value-type="float">
            <text:p>52.2404198</text:p>
          </table:table-cell>
          <table:table-cell office:value-type="float" office:value="21.1997264" calcext:value-type="float">
            <text:p>21.1997264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94775" calcext:value-type="float">
            <text:p>52.23994775</text:p>
          </table:table-cell>
          <table:table-cell office:value-type="float" office:value="20.9705574016444" calcext:value-type="float">
            <text:p>20.9705574016444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 - 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7165" calcext:value-type="float">
            <text:p>52.2387165</text:p>
          </table:table-cell>
          <table:table-cell office:value-type="float" office:value="21.0291543" calcext:value-type="float">
            <text:p>21.0291543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7048" calcext:value-type="float">
            <text:p>52.2387048</text:p>
          </table:table-cell>
          <table:table-cell office:value-type="float" office:value="21.0591125621295" calcext:value-type="float">
            <text:p>21.0591125621295</text:p>
          </table:table-cell>
        </table:table-row>
        <table:table-row table:style-name="ro1">
          <table:table-cell office:value-type="string" calcext:value-type="string">
            <text:p>VITALNA SPÓŁDZIELNIA SOCJALNA</text:p>
          </table:table-cell>
          <table:table-cell office:value-type="float" office:value="892358" calcext:value-type="float">
            <text:p>892358</text:p>
          </table:table-cell>
          <table:table-cell office:value-type="float" office:value="7011029152" calcext:value-type="float">
            <text:p>7011029152</text:p>
          </table:table-cell>
          <table:table-cell office:value-type="float" office:value="38868781000000" calcext:value-type="float">
            <text:p>38868781000000</text:p>
          </table:table-cell>
          <table:table-cell office:value-type="string" calcext:value-type="string">
            <text:p>UL. BITWY POD LENINO 13</text:p>
          </table:table-cell>
          <table:table-cell office:value-type="string" calcext:value-type="string">
            <text:p>01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5587" calcext:value-type="float">
            <text:p>52.2385587</text:p>
          </table:table-cell>
          <table:table-cell office:value-type="float" office:value="20.9441921761039" calcext:value-type="float">
            <text:p>20.9441921761039</text:p>
          </table:table-cell>
        </table:table-row>
        <table:table-row table:style-name="ro2">
          <table:table-cell office:value-type="string" calcext:value-type="string">
            <text:p>SPOŁEM" WARSZAWSKA SPÓŁDZIELNIA SPOŻYWCÓW PRAGA POŁUDNIE;0000020644;5250004728;00088025400000;UL. GROCHOWSKA 207;U8;04-077;WARSZAWA;;SPÓŁDZIELNIA;21.06.2001;n;n</text:p>
            <text:p>SPÓŁDZIELNIA MIESZKANIOWA "GÓRCZEWSKA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013" calcext:value-type="float">
            <text:p>52.238013</text:p>
          </table:table-cell>
          <table:table-cell office:value-type="float" office:value="21.0513492" calcext:value-type="float">
            <text:p>21.0513492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0079" calcext:value-type="float">
            <text:p>52.2380079</text:p>
          </table:table-cell>
          <table:table-cell office:value-type="float" office:value="21.0289643" calcext:value-type="float">
            <text:p>21.0289643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8652" calcext:value-type="float">
            <text:p>52.2378652</text:p>
          </table:table-cell>
          <table:table-cell office:value-type="float" office:value="20.9336747" calcext:value-type="float">
            <text:p>20.9336747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4953" calcext:value-type="float">
            <text:p>52.2374953</text:p>
          </table:table-cell>
          <table:table-cell office:value-type="float" office:value="21.0626859" calcext:value-type="float">
            <text:p>21.0626859</text:p>
          </table:table-cell>
        </table:table-row>
        <table:table-row table:style-name="ro1">
          <table:table-cell office:value-type="string" calcext:value-type="string">
            <text:p>HANDLOWO-USŁUGOWA SPÓŁDZIELNIA OSÓB PRAWNYCH "SAMOPOMOC CHŁOPSKA" W WARSZAWIE</text:p>
          </table:table-cell>
          <table:table-cell office:value-type="float" office:value="275133" calcext:value-type="float">
            <text:p>275133</text:p>
          </table:table-cell>
          <table:table-cell office:value-type="float" office:value="5252389951" calcext:value-type="float">
            <text:p>5252389951</text:p>
          </table:table-cell>
          <table:table-cell office:value-type="float" office:value="14091362800000" calcext:value-type="float">
            <text:p>14091362800000</text:p>
          </table:table-cell>
          <table:table-cell office:value-type="string" calcext:value-type="string">
            <text:p>KOPERNIKA 30</text:p>
          </table:table-cell>
          <table:table-cell office:value-type="string" calcext:value-type="string">
            <text:p>00-3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274" calcext:value-type="float">
            <text:p>52.237274</text:p>
          </table:table-cell>
          <table:table-cell office:value-type="float" office:value="21.0204879" calcext:value-type="float">
            <text:p>21.0204879</text:p>
          </table:table-cell>
        </table:table-row>
        <table:table-row table:style-name="ro1">
          <table:table-cell office:value-type="string" calcext:value-type="string">
            <text:p>KRAJOWY ZWIĄZEK GRUP PRODUCENTÓW OWOCÓW I WARZYW - SPÓŁDZIELNIA OSÓB PRAWNYCH</text:p>
          </table:table-cell>
          <table:table-cell office:value-type="float" office:value="306904" calcext:value-type="float">
            <text:p>306904</text:p>
          </table:table-cell>
          <table:table-cell office:value-type="float" office:value="5252449469" calcext:value-type="float">
            <text:p>5252449469</text:p>
          </table:table-cell>
          <table:table-cell office:value-type="float" office:value="14145682500000" calcext:value-type="float">
            <text:p>14145682500000</text:p>
          </table:table-cell>
          <table:table-cell office:value-type="string" calcext:value-type="string">
            <text:p>ŚWIĘTOKRZYSKA 20</text:p>
          </table:table-cell>
          <table:table-cell office:value-type="string" calcext:value-type="string">
            <text:p>00-0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2302" calcext:value-type="float">
            <text:p>52.2372302</text:p>
          </table:table-cell>
          <table:table-cell office:value-type="float" office:value="21.0195461" calcext:value-type="float">
            <text:p>21.0195461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1453" calcext:value-type="float">
            <text:p>52.2371453</text:p>
          </table:table-cell>
          <table:table-cell office:value-type="float" office:value="21.0520495" calcext:value-type="float">
            <text:p>21.0520495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379" calcext:value-type="float">
            <text:p>52.2370379</text:p>
          </table:table-cell>
          <table:table-cell office:value-type="float" office:value="20.9927350176609" calcext:value-type="float">
            <text:p>20.9927350176609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</table:table-row>
        <table:table-row table:style-name="ro1">
          <table:table-cell office:value-type="string" calcext:value-type="string">
            <text:p>SPÓŁDZIELNIA PRACY USŁUG KOMINIARSKICH W WARSZAWIE</text:p>
          </table:table-cell>
          <table:table-cell office:value-type="float" office:value="188086" calcext:value-type="float">
            <text:p>188086</text:p>
          </table:table-cell>
          <table:table-cell office:value-type="float" office:value="5250006093" calcext:value-type="float">
            <text:p>5250006093</text:p>
          </table:table-cell>
          <table:table-cell office:value-type="float" office:value="82362900000" calcext:value-type="float">
            <text:p>82362900000</text:p>
          </table:table-cell>
          <table:table-cell office:value-type="string" calcext:value-type="string">
            <text:p>SOLEC 54</text:p>
          </table:table-cell>
          <table:table-cell office:value-type="string" calcext:value-type="string">
            <text:p>00-3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65255" calcext:value-type="float">
            <text:p>52.23665255</text:p>
          </table:table-cell>
          <table:table-cell office:value-type="float" office:value="21.0294114899553" calcext:value-type="float">
            <text:p>21.0294114899553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43" calcext:value-type="float">
            <text:p>52.236443</text:p>
          </table:table-cell>
          <table:table-cell office:value-type="float" office:value="21.052825" calcext:value-type="float">
            <text:p>21.052825</text:p>
          </table:table-cell>
        </table:table-row>
        <table:table-row table:style-name="ro1">
          <table:table-cell office:value-type="string" calcext:value-type="string">
            <text:p>ZAKŁADY FARMACEUTYCZNE "UNIA" SPÓŁDZIELNIA PRACY</text:p>
          </table:table-cell>
          <table:table-cell office:value-type="float" office:value="131447" calcext:value-type="float">
            <text:p>131447</text:p>
          </table:table-cell>
          <table:table-cell office:value-type="float" office:value="5250001701" calcext:value-type="float">
            <text:p>5250001701</text:p>
          </table:table-cell>
          <table:table-cell office:value-type="float" office:value="40297400000" calcext:value-type="float">
            <text:p>40297400000</text:p>
          </table:table-cell>
          <table:table-cell office:value-type="string" calcext:value-type="string">
            <text:p>CHŁODNA 56/60</text:p>
          </table:table-cell>
          <table:table-cell office:value-type="string" calcext:value-type="string">
            <text:p>00-8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1333" calcext:value-type="float">
            <text:p>52.2361333</text:p>
          </table:table-cell>
          <table:table-cell office:value-type="float" office:value="20.983280110687" calcext:value-type="float">
            <text:p>20.983280110687</text:p>
          </table:table-cell>
        </table:table-row>
        <table:table-row table:style-name="ro2">
          <table:table-cell office:value-type="string" calcext:value-type="string">
            <text:p>SPOŁEM" WARSZAWSKA SPÓŁDZIELNIA SPOŻYWCÓW WOLA;0000090235;5250005320;00088028300000;WOLSKA 84/86;;01-141;WARSZAWA;;SPÓŁDZIELNIA;13.02.2002;52.2322771;20.9595129</text:p>
            <text:p>SPÓŁDZIELNIA MIESZKANIOWA "WALICOWO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1144" calcext:value-type="float">
            <text:p>52.2361144</text:p>
          </table:table-cell>
          <table:table-cell office:value-type="float" office:value="20.9912192431009" calcext:value-type="float">
            <text:p>20.9912192431009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</table:table-row>
        <table:table-row table:style-name="ro1">
          <table:table-cell office:value-type="string" calcext:value-type="string">
            <text:p>CENTRALNY ZWIĄZEK SPÓŁDZIELCZOŚCI RĘKODZIEŁA LUDOWEGO I ARTYSTYCZNEGO "CEPELIA" W LIKWIDACJI</text:p>
          </table:table-cell>
          <table:table-cell office:value-type="float" office:value="267058" calcext:value-type="float">
            <text:p>267058</text:p>
          </table:table-cell>
          <table:table-cell office:value-type="float" office:value="5250008086" calcext:value-type="float">
            <text:p>5250008086</text:p>
          </table:table-cell>
          <table:table-cell office:value-type="float" office:value="39876400000" calcext:value-type="float">
            <text:p>39876400000</text:p>
          </table:table-cell>
          <table:table-cell office:value-type="string" calcext:value-type="string">
            <text:p>UL. JASNA 1</text:p>
          </table:table-cell>
          <table:table-cell office:value-type="string" calcext:value-type="string">
            <text:p>00-0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5556" calcext:value-type="float">
            <text:p>52.2355556</text:p>
          </table:table-cell>
          <table:table-cell office:value-type="float" office:value="21.0109266" calcext:value-type="float">
            <text:p>21.0109266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6746" calcext:value-type="float">
            <text:p>52.2346746</text:p>
          </table:table-cell>
          <table:table-cell office:value-type="float" office:value="21.0320222812639" calcext:value-type="float">
            <text:p>21.0320222812639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</text:p>
          </table:table-cell>
          <table:table-cell office:value-type="string" calcext:value-type="string">
            <text:p>00 - 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6746" calcext:value-type="float">
            <text:p>52.2346746</text:p>
          </table:table-cell>
          <table:table-cell office:value-type="float" office:value="21.0320222812639" calcext:value-type="float">
            <text:p>21.0320222812639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4258" calcext:value-type="float">
            <text:p>52.2344258</text:p>
          </table:table-cell>
          <table:table-cell office:value-type="float" office:value="21.0212964" calcext:value-type="float">
            <text:p>21.0212964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 PRAGA POŁUDNIE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</table:table-row>
        <table:table-row table:style-name="ro1">
          <table:table-cell office:value-type="string" calcext:value-type="string">
            <text:p>OGÓLNOKRAJOWA SPÓŁDZIELNIA TURYSTYCZNA "GROMADA"</text:p>
          </table:table-cell>
          <table:table-cell office:value-type="float" office:value="76030" calcext:value-type="float">
            <text:p>76030</text:p>
          </table:table-cell>
          <table:table-cell office:value-type="float" office:value="5250007968" calcext:value-type="float">
            <text:p>5250007968</text:p>
          </table:table-cell>
          <table:table-cell office:value-type="float" office:value="33293700000" calcext:value-type="float">
            <text:p>33293700000</text:p>
          </table:table-cell>
          <table:table-cell office:value-type="string" calcext:value-type="string">
            <text:p>PLAC POWSTAŃCÓW WARSZAWY 2</text:p>
          </table:table-cell>
          <table:table-cell office:value-type="string" calcext:value-type="string">
            <text:p>00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602" calcext:value-type="float">
            <text:p>52.2338602</text:p>
          </table:table-cell>
          <table:table-cell office:value-type="float" office:value="21.0145561" calcext:value-type="float">
            <text:p>21.0145561</text:p>
          </table:table-cell>
        </table:table-row>
        <table:table-row table:style-name="ro1">
          <table:table-cell office:value-type="string" calcext:value-type="string">
            <text:p>SPÓŁDZIELNIA "WOLA"</text:p>
          </table:table-cell>
          <table:table-cell office:value-type="float" office:value="36462" calcext:value-type="float">
            <text:p>36462</text:p>
          </table:table-cell>
          <table:table-cell office:value-type="float" office:value="5250002273" calcext:value-type="float">
            <text:p>5250002273</text:p>
          </table:table-cell>
          <table:table-cell office:value-type="float" office:value="70633200000" calcext:value-type="float">
            <text:p>70633200000</text:p>
          </table:table-cell>
          <table:table-cell office:value-type="string" calcext:value-type="string">
            <text:p>GRZYBOWSKA 76/78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35" calcext:value-type="float">
            <text:p>52.233835</text:p>
          </table:table-cell>
          <table:table-cell office:value-type="float" office:value="20.9857019" calcext:value-type="float">
            <text:p>20.9857019</text:p>
          </table:table-cell>
        </table:table-row>
        <table:table-row table:style-name="ro1">
          <table:table-cell office:value-type="string" calcext:value-type="string">
            <text:p>PLATINUM OSTRÓDA - SPÓŁDZIELNIA</text:p>
          </table:table-cell>
          <table:table-cell office:value-type="float" office:value="682973" calcext:value-type="float">
            <text:p>682973</text:p>
          </table:table-cell>
          <table:table-cell office:value-type="float" office:value="5272811287" calcext:value-type="float">
            <text:p>5272811287</text:p>
          </table:table-cell>
          <table:table-cell office:value-type="float" office:value="36755420500000" calcext:value-type="float">
            <text:p>36755420500000</text:p>
          </table:table-cell>
          <table:table-cell office:value-type="string" calcext:value-type="string">
            <text:p>UL. WRONIA 45</text:p>
          </table:table-cell>
          <table:table-cell office:value-type="string" calcext:value-type="string">
            <text:p>00-8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5876" calcext:value-type="float">
            <text:p>52.2335876</text:p>
          </table:table-cell>
          <table:table-cell office:value-type="float" office:value="20.9855843" calcext:value-type="float">
            <text:p>20.9855843</text:p>
          </table:table-cell>
        </table:table-row>
        <table:table-row table:style-name="ro1">
          <table:table-cell office:value-type="string" calcext:value-type="string">
            <text:p>SPÓŁDZIELNIA SOCJALNA WITALIZACJA</text:p>
          </table:table-cell>
          <table:table-cell office:value-type="float" office:value="412527" calcext:value-type="float">
            <text:p>412527</text:p>
          </table:table-cell>
          <table:table-cell office:value-type="float" office:value="5252529501" calcext:value-type="float">
            <text:p>5252529501</text:p>
          </table:table-cell>
          <table:table-cell office:value-type="float" office:value="14606188200000" calcext:value-type="float">
            <text:p>14606188200000</text:p>
          </table:table-cell>
          <table:table-cell office:value-type="string" calcext:value-type="string">
            <text:p>UL. KIERMASZOWA 14A</text:p>
          </table:table-cell>
          <table:table-cell office:value-type="string" calcext:value-type="string">
            <text:p>01-3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5471" calcext:value-type="float">
            <text:p>52.2335471</text:p>
          </table:table-cell>
          <table:table-cell office:value-type="float" office:value="20.9167404554218" calcext:value-type="float">
            <text:p>20.9167404554218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</table:table-row>
        <table:table-row table:style-name="ro1">
          <table:table-cell office:value-type="string" calcext:value-type="string">
            <text:p>SPÓŁDZIELNIA SYSTEMU OCHRONY ZRZESZENIA BPS</text:p>
          </table:table-cell>
          <table:table-cell office:value-type="float" office:value="572997" calcext:value-type="float">
            <text:p>572997</text:p>
          </table:table-cell>
          <table:table-cell office:value-type="float" office:value="5272743717" calcext:value-type="float">
            <text:p>5272743717</text:p>
          </table:table-cell>
          <table:table-cell office:value-type="float" office:value="36240726700000" calcext:value-type="float">
            <text:p>36240726700000</text:p>
          </table:table-cell>
          <table:table-cell office:value-type="string" calcext:value-type="string">
            <text:p>UL. GRZYBOWSKA 81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7806" calcext:value-type="float">
            <text:p>52.2327806</text:p>
          </table:table-cell>
          <table:table-cell office:value-type="float" office:value="20.9801334" calcext:value-type="float">
            <text:p>20.9801334</text:p>
          </table:table-cell>
        </table:table-row>
        <table:table-row table:style-name="ro1">
          <table:table-cell office:value-type="string" calcext:value-type="string">
            <text:p>BIOVALLEY SPÓŁDZIELNIA SOCJALNA</text:p>
          </table:table-cell>
          <table:table-cell office:value-type="float" office:value="742589" calcext:value-type="float">
            <text:p>742589</text:p>
          </table:table-cell>
          <table:table-cell office:value-type="float" office:value="5252757863" calcext:value-type="float">
            <text:p>5252757863</text:p>
          </table:table-cell>
          <table:table-cell office:value-type="float" office:value="38087537900000" calcext:value-type="float">
            <text:p>38087537900000</text:p>
          </table:table-cell>
          <table:table-cell office:value-type="string" calcext:value-type="string">
            <text:p>UL. ZŁOTA 9</text:p>
          </table:table-cell>
          <table:table-cell office:value-type="string" calcext:value-type="string">
            <text:p>00-0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7432" calcext:value-type="float">
            <text:p>52.2327432</text:p>
          </table:table-cell>
          <table:table-cell office:value-type="float" office:value="21.0116281" calcext:value-type="float">
            <text:p>21.0116281</text:p>
          </table:table-cell>
        </table:table-row>
        <table:table-row table:style-name="ro1">
          <table:table-cell office:value-type="string" calcext:value-type="string">
            <text:p>HANDLOWA SPÓŁDZIELNIA PRACY"HURT"</text:p>
          </table:table-cell>
          <table:table-cell office:value-type="float" office:value="32102" calcext:value-type="float">
            <text:p>32102</text:p>
          </table:table-cell>
          <table:table-cell office:value-type="float" office:value="5250005372" calcext:value-type="float">
            <text:p>5250005372</text:p>
          </table:table-cell>
          <table:table-cell office:value-type="float" office:value="217895000000" calcext:value-type="float">
            <text:p>217895000000</text:p>
          </table:table-cell>
          <table:table-cell office:value-type="string" calcext:value-type="string">
            <text:p>WOLSKA 84/86</text:p>
          </table:table-cell>
          <table:table-cell office:value-type="string" calcext:value-type="string">
            <text:p>01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2771" calcext:value-type="float">
            <text:p>52.2322771</text:p>
          </table:table-cell>
          <table:table-cell office:value-type="float" office:value="20.9595129" calcext:value-type="float">
            <text:p>20.9595129</text:p>
          </table:table-cell>
        </table:table-row>
        <table:table-row table:style-name="ro1">
          <table:table-cell office:value-type="string" calcext:value-type="string">
            <text:p>PAŁAC W KRUSZEWIE - SPÓŁDZIELNIA MEDYCZNA</text:p>
          </table:table-cell>
          <table:table-cell office:value-type="float" office:value="469897" calcext:value-type="float">
            <text:p>469897</text:p>
          </table:table-cell>
          <table:table-cell office:value-type="float" office:value="5272697006" calcext:value-type="float">
            <text:p>5272697006</text:p>
          </table:table-cell>
          <table:table-cell office:value-type="float" office:value="14678483000000" calcext:value-type="float">
            <text:p>14678483000000</text:p>
          </table:table-cell>
          <table:table-cell office:value-type="string" calcext:value-type="string">
            <text:p>UL. GRZYBOWSKA 87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2665" calcext:value-type="float">
            <text:p>52.2322665</text:p>
          </table:table-cell>
          <table:table-cell office:value-type="float" office:value="20.977763" calcext:value-type="float">
            <text:p>20.977763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1351" calcext:value-type="float">
            <text:p>52.2321351</text:p>
          </table:table-cell>
          <table:table-cell office:value-type="float" office:value="21.020427" calcext:value-type="float">
            <text:p>21.020427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1324" calcext:value-type="float">
            <text:p>52.2321324</text:p>
          </table:table-cell>
          <table:table-cell office:value-type="float" office:value="21.0205392" calcext:value-type="float">
            <text:p>21.0205392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0631" calcext:value-type="float">
            <text:p>52.2320631</text:p>
          </table:table-cell>
          <table:table-cell office:value-type="float" office:value="20.9923427" calcext:value-type="float">
            <text:p>20.9923427</text:p>
          </table:table-cell>
        </table:table-row>
        <table:table-row table:style-name="ro1">
          <table:table-cell office:value-type="string" calcext:value-type="string">
            <text:p>SPÓŁDZIELNIA PRACY RĘKODZIEŁA ARTYSTYCZNEGO "MODA I STYL" W LIKWIDACJI</text:p>
          </table:table-cell>
          <table:table-cell office:value-type="float" office:value="185745" calcext:value-type="float">
            <text:p>185745</text:p>
          </table:table-cell>
          <table:table-cell office:value-type="float" office:value="5250001575" calcext:value-type="float">
            <text:p>5250001575</text:p>
          </table:table-cell>
          <table:table-cell office:value-type="float" office:value="39940400000" calcext:value-type="float">
            <text:p>39940400000</text:p>
          </table:table-cell>
          <table:table-cell office:value-type="string" calcext:value-type="string">
            <text:p>UL. BRACKA 22</text:p>
          </table:table-cell>
          <table:table-cell office:value-type="string" calcext:value-type="string">
            <text:p>00-0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9744" calcext:value-type="float">
            <text:p>52.2319744</text:p>
          </table:table-cell>
          <table:table-cell office:value-type="float" office:value="21.0164981" calcext:value-type="float">
            <text:p>21.0164981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7575" calcext:value-type="float">
            <text:p>52.2317575</text:p>
          </table:table-cell>
          <table:table-cell office:value-type="float" office:value="20.9944598" calcext:value-type="float">
            <text:p>20.9944598</text:p>
          </table:table-cell>
        </table:table-row>
        <table:table-row table:style-name="ro1">
          <table:table-cell office:value-type="string" calcext:value-type="string">
            <text:p>WARSZAWSKA SPÓŁDZIELNIA GASTRONOMICZNA"CENTRUM"</text:p>
          </table:table-cell>
          <table:table-cell office:value-type="float" office:value="16748" calcext:value-type="float">
            <text:p>16748</text:p>
          </table:table-cell>
          <table:table-cell office:value-type="float" office:value="5250004964" calcext:value-type="float">
            <text:p>5250004964</text:p>
          </table:table-cell>
          <table:table-cell office:value-type="float" office:value="140776100000" calcext:value-type="float">
            <text:p>140776100000</text:p>
          </table:table-cell>
          <table:table-cell office:value-type="string" calcext:value-type="string">
            <text:p>WIDOK 24</text:p>
          </table:table-cell>
          <table:table-cell office:value-type="string" calcext:value-type="string">
            <text:p>00 - 0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19995" calcext:value-type="float">
            <text:p>52.23119995</text:p>
          </table:table-cell>
          <table:table-cell office:value-type="float" office:value="21.0125602051559" calcext:value-type="float">
            <text:p>21.0125602051559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0184" calcext:value-type="float">
            <text:p>52.2310184</text:p>
          </table:table-cell>
          <table:table-cell office:value-type="float" office:value="21.0647976" calcext:value-type="float">
            <text:p>21.0647976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0053" calcext:value-type="float">
            <text:p>52.230053</text:p>
          </table:table-cell>
          <table:table-cell office:value-type="float" office:value="20.9793016" calcext:value-type="float">
            <text:p>20.9793016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0613" calcext:value-type="float">
            <text:p>52.2290613</text:p>
          </table:table-cell>
          <table:table-cell office:value-type="float" office:value="20.976346" calcext:value-type="float">
            <text:p>20.976346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691" calcext:value-type="float">
            <text:p>52.228691</text:p>
          </table:table-cell>
          <table:table-cell office:value-type="float" office:value="20.9606763" calcext:value-type="float">
            <text:p>20.9606763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6319" calcext:value-type="float">
            <text:p>52.2286319</text:p>
          </table:table-cell>
          <table:table-cell office:value-type="float" office:value="21.0055731" calcext:value-type="float">
            <text:p>21.0055731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9965" calcext:value-type="float">
            <text:p>52.2279965</text:p>
          </table:table-cell>
          <table:table-cell office:value-type="float" office:value="20.972008" calcext:value-type="float">
            <text:p>20.972008</text:p>
          </table:table-cell>
        </table:table-row>
        <table:table-row table:style-name="ro1">
          <table:table-cell office:value-type="string" calcext:value-type="string">
            <text:p>SPÓŁDZIELNIA SOCJALNA "PIEKIEŁKO"</text:p>
          </table:table-cell>
          <table:table-cell office:value-type="float" office:value="502673" calcext:value-type="float">
            <text:p>502673</text:p>
          </table:table-cell>
          <table:table-cell office:value-type="float" office:value="6652993734" calcext:value-type="float">
            <text:p>6652993734</text:p>
          </table:table-cell>
          <table:table-cell office:value-type="float" office:value="30267632400000" calcext:value-type="float">
            <text:p>30267632400000</text:p>
          </table:table-cell>
          <table:table-cell office:value-type="string" calcext:value-type="string">
            <text:p>UL. MARSZAŁKOWSKA 58</text:p>
          </table:table-cell>
          <table:table-cell office:value-type="string" calcext:value-type="string">
            <text:p>00-5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7571" calcext:value-type="float">
            <text:p>52.2277571</text:p>
          </table:table-cell>
          <table:table-cell office:value-type="float" office:value="21.0131201" calcext:value-type="float">
            <text:p>21.0131201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4341" calcext:value-type="float">
            <text:p>52.2274341</text:p>
          </table:table-cell>
          <table:table-cell office:value-type="float" office:value="21.0106852" calcext:value-type="float">
            <text:p>21.0106852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36015" calcext:value-type="float">
            <text:p>52.22736015</text:p>
          </table:table-cell>
          <table:table-cell office:value-type="float" office:value="20.9904307634339" calcext:value-type="float">
            <text:p>20.9904307634339</text:p>
          </table:table-cell>
        </table:table-row>
        <table:table-row table:style-name="ro1">
          <table:table-cell office:value-type="string" calcext:value-type="string">
            <text:p>SPÓŁDZIELNIA PRACY USŁUG PRALNICZYCH I PORZĄDKOWYCH "PRACA KOBIET"</text:p>
          </table:table-cell>
          <table:table-cell office:value-type="float" office:value="86502" calcext:value-type="float">
            <text:p>86502</text:p>
          </table:table-cell>
          <table:table-cell office:value-type="float" office:value="5250005633" calcext:value-type="float">
            <text:p>5250005633</text:p>
          </table:table-cell>
          <table:table-cell office:value-type="float" office:value="87394600000" calcext:value-type="float">
            <text:p>87394600000</text:p>
          </table:table-cell>
          <table:table-cell office:value-type="string" calcext:value-type="string">
            <text:p>SASKA 47/49</text:p>
          </table:table-cell>
          <table:table-cell office:value-type="string" calcext:value-type="string">
            <text:p>03-9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2317" calcext:value-type="float">
            <text:p>52.2272317</text:p>
          </table:table-cell>
          <table:table-cell office:value-type="float" office:value="21.0633485441696" calcext:value-type="float">
            <text:p>21.0633485441696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1249" calcext:value-type="float">
            <text:p>52.2271249</text:p>
          </table:table-cell>
          <table:table-cell office:value-type="float" office:value="21.0912452" calcext:value-type="float">
            <text:p>21.0912452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</table:table-row>
        <table:table-row table:style-name="ro1">
          <table:table-cell office:value-type="string" calcext:value-type="string">
            <text:p>SPÓŁDZIELNIA WYDAWNICZA "CZYTELNIK"</text:p>
          </table:table-cell>
          <table:table-cell office:value-type="float" office:value="51118" calcext:value-type="float">
            <text:p>51118</text:p>
          </table:table-cell>
          <table:table-cell office:value-type="float" office:value="5250003982" calcext:value-type="float">
            <text:p>5250003982</text:p>
          </table:table-cell>
          <table:table-cell office:value-type="float" office:value="27567100000" calcext:value-type="float">
            <text:p>27567100000</text:p>
          </table:table-cell>
          <table:table-cell office:value-type="string" calcext:value-type="string">
            <text:p>WIEJSKA 12A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44315" calcext:value-type="float">
            <text:p>52.22644315</text:p>
          </table:table-cell>
          <table:table-cell office:value-type="float" office:value="21.0256704554029" calcext:value-type="float">
            <text:p>21.0256704554029</text:p>
          </table:table-cell>
        </table:table-row>
        <table:table-row table:style-name="ro1">
          <table:table-cell office:value-type="string" calcext:value-type="string">
            <text:p>SPÓŁDZIELNIA SOCJALNA FENIX W WARSZAWIE</text:p>
          </table:table-cell>
          <table:table-cell office:value-type="float" office:value="749174" calcext:value-type="float">
            <text:p>749174</text:p>
          </table:table-cell>
          <table:table-cell office:value-type="float" office:value="7182149733" calcext:value-type="float">
            <text:p>7182149733</text:p>
          </table:table-cell>
          <table:table-cell office:value-type="float" office:value="38132841000000" calcext:value-type="float">
            <text:p>38132841000000</text:p>
          </table:table-cell>
          <table:table-cell office:value-type="string" calcext:value-type="string">
            <text:p>UL. WILLIAMA HEERLEINA LINDLEYA 16</text:p>
          </table:table-cell>
          <table:table-cell office:value-type="string" calcext:value-type="string">
            <text:p>02-0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278" calcext:value-type="float">
            <text:p>52.226278</text:p>
          </table:table-cell>
          <table:table-cell office:value-type="float" office:value="20.996286" calcext:value-type="float">
            <text:p>20.996286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</table:table-row>
        <table:table-row table:style-name="ro1">
          <table:table-cell office:value-type="string" calcext:value-type="string">
            <text:p>SPÓŁDZIELNIA PRACY "SKALA"</text:p>
          </table:table-cell>
          <table:table-cell office:value-type="float" office:value="56888" calcext:value-type="float">
            <text:p>56888</text:p>
          </table:table-cell>
          <table:table-cell office:value-type="float" office:value="5250001368" calcext:value-type="float">
            <text:p>5250001368</text:p>
          </table:table-cell>
          <table:table-cell office:value-type="float" office:value="42166400000" calcext:value-type="float">
            <text:p>42166400000</text:p>
          </table:table-cell>
          <table:table-cell office:value-type="string" calcext:value-type="string">
            <text:p>GIZÓW 6</text:p>
          </table:table-cell>
          <table:table-cell office:value-type="string" calcext:value-type="string">
            <text:p>01-2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78405" calcext:value-type="float">
            <text:p>52.22578405</text:p>
          </table:table-cell>
          <table:table-cell office:value-type="float" office:value="20.945167952156" calcext:value-type="float">
            <text:p>20.945167952156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7341" calcext:value-type="float">
            <text:p>52.2257341</text:p>
          </table:table-cell>
          <table:table-cell office:value-type="float" office:value="20.8987580850246" calcext:value-type="float">
            <text:p>20.8987580850246</text:p>
          </table:table-cell>
        </table:table-row>
        <table:table-row table:style-name="ro1">
          <table:table-cell office:value-type="string" calcext:value-type="string">
            <text:p>ŁÓDZKA SPÓŁDZIELNIA GRUPA PRODUCENTÓW MLEKA</text:p>
          </table:table-cell>
          <table:table-cell office:value-type="float" office:value="560384" calcext:value-type="float">
            <text:p>560384</text:p>
          </table:table-cell>
          <table:table-cell office:value-type="float" office:value="5252622666" calcext:value-type="float">
            <text:p>5252622666</text:p>
          </table:table-cell>
          <table:table-cell office:value-type="float" office:value="36188381800000" calcext:value-type="float">
            <text:p>36188381800000</text:p>
          </table:table-cell>
          <table:table-cell office:value-type="string" calcext:value-type="string">
            <text:p>UL. HOŻA 66/68</text:p>
          </table:table-cell>
          <table:table-cell office:value-type="string" calcext:value-type="string">
            <text:p>00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993" calcext:value-type="float">
            <text:p>52.2252993</text:p>
          </table:table-cell>
          <table:table-cell office:value-type="float" office:value="21.0095174" calcext:value-type="float">
            <text:p>21.0095174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 - 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4905" calcext:value-type="float">
            <text:p>52.2244905</text:p>
          </table:table-cell>
          <table:table-cell office:value-type="float" office:value="21.0276649" calcext:value-type="float">
            <text:p>21.0276649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8011" calcext:value-type="float">
            <text:p>52.2238011</text:p>
          </table:table-cell>
          <table:table-cell office:value-type="float" office:value="21.0205901" calcext:value-type="float">
            <text:p>21.0205901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8011" calcext:value-type="float">
            <text:p>52.2238011</text:p>
          </table:table-cell>
          <table:table-cell office:value-type="float" office:value="21.0205901" calcext:value-type="float">
            <text:p>21.0205901</text:p>
          </table:table-cell>
        </table:table-row>
        <table:table-row table:style-name="ro1">
          <table:table-cell office:value-type="string" calcext:value-type="string">
            <text:p>WARSZAWSKI BANK SPÓŁDZIELCZY</text:p>
          </table:table-cell>
          <table:table-cell office:value-type="float" office:value="82262" calcext:value-type="float">
            <text:p>82262</text:p>
          </table:table-cell>
          <table:table-cell office:value-type="float" office:value="5250006176" calcext:value-type="float">
            <text:p>5250006176</text:p>
          </table:table-cell>
          <table:table-cell office:value-type="float" office:value="50964300000" calcext:value-type="float">
            <text:p>50964300000</text:p>
          </table:table-cell>
          <table:table-cell office:value-type="string" calcext:value-type="string">
            <text:p>FIELDORFA 5A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45615" calcext:value-type="float">
            <text:p>52.22345615</text:p>
          </table:table-cell>
          <table:table-cell office:value-type="float" office:value="21.0908176873866" calcext:value-type="float">
            <text:p>21.0908176873866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4412" calcext:value-type="float">
            <text:p>52.2214412</text:p>
          </table:table-cell>
          <table:table-cell office:value-type="float" office:value="20.9851086111733" calcext:value-type="float">
            <text:p>20.9851086111733</text:p>
          </table:table-cell>
        </table:table-row>
        <table:table-row table:style-name="ro1">
          <table:table-cell office:value-type="string" calcext:value-type="string">
            <text:p>KOSMETYCZNO-LEKARSKA SPÓŁDZIELNIA PRACY "IZIS"</text:p>
          </table:table-cell>
          <table:table-cell office:value-type="float" office:value="26036" calcext:value-type="float">
            <text:p>26036</text:p>
          </table:table-cell>
          <table:table-cell office:value-type="float" office:value="5250005745" calcext:value-type="float">
            <text:p>5250005745</text:p>
          </table:table-cell>
          <table:table-cell office:value-type="float" office:value="42273500000" calcext:value-type="float">
            <text:p>42273500000</text:p>
          </table:table-cell>
          <table:table-cell office:value-type="string" calcext:value-type="string">
            <text:p>ŚNIADECKICH 21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441" calcext:value-type="float">
            <text:p>52.221441</text:p>
          </table:table-cell>
          <table:table-cell office:value-type="float" office:value="21.0154992" calcext:value-type="float">
            <text:p>21.0154992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7013" calcext:value-type="float">
            <text:p>52.2207013</text:p>
          </table:table-cell>
          <table:table-cell office:value-type="float" office:value="20.9805870601886" calcext:value-type="float">
            <text:p>20.9805870601886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4903" calcext:value-type="float">
            <text:p>52.2204903</text:p>
          </table:table-cell>
          <table:table-cell office:value-type="float" office:value="21.0123941" calcext:value-type="float">
            <text:p>21.0123941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2339" calcext:value-type="float">
            <text:p>52.2202339</text:p>
          </table:table-cell>
          <table:table-cell office:value-type="float" office:value="20.9824429" calcext:value-type="float">
            <text:p>20.9824429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68505" calcext:value-type="float">
            <text:p>52.21968505</text:p>
          </table:table-cell>
          <table:table-cell office:value-type="float" office:value="21.2435125587302" calcext:value-type="float">
            <text:p>21.2435125587302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1524" calcext:value-type="float">
            <text:p>52.2191524</text:p>
          </table:table-cell>
          <table:table-cell office:value-type="float" office:value="20.9860508" calcext:value-type="float">
            <text:p>20.9860508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9646" calcext:value-type="float">
            <text:p>52.2189646</text:p>
          </table:table-cell>
          <table:table-cell office:value-type="float" office:value="20.9956785" calcext:value-type="float">
            <text:p>20.9956785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7262" calcext:value-type="float">
            <text:p>52.2187262</text:p>
          </table:table-cell>
          <table:table-cell office:value-type="float" office:value="20.9856704" calcext:value-type="float">
            <text:p>20.9856704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668" calcext:value-type="float">
            <text:p>52.218668</text:p>
          </table:table-cell>
          <table:table-cell office:value-type="float" office:value="21.0072128" calcext:value-type="float">
            <text:p>21.0072128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</table:table-row>
        <table:table-row table:style-name="ro1">
          <table:table-cell office:value-type="string" calcext:value-type="string">
            <text:p>SPÓŁDZIELNIA SOCJALNA OCHOTA</text:p>
          </table:table-cell>
          <table:table-cell office:value-type="float" office:value="899275" calcext:value-type="float">
            <text:p>899275</text:p>
          </table:table-cell>
          <table:table-cell office:value-type="float" office:value="5272957648" calcext:value-type="float">
            <text:p>5272957648</text:p>
          </table:table-cell>
          <table:table-cell office:value-type="float" office:value="38893334300000" calcext:value-type="float">
            <text:p>38893334300000</text:p>
          </table:table-cell>
          <table:table-cell office:value-type="string" calcext:value-type="string">
            <text:p>UL. SZCZĘŚLIWICKA 36</text:p>
          </table:table-cell>
          <table:table-cell office:value-type="string" calcext:value-type="string">
            <text:p>02-3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2578" calcext:value-type="float">
            <text:p>52.2182578</text:p>
          </table:table-cell>
          <table:table-cell office:value-type="float" office:value="20.9714910646269" calcext:value-type="float">
            <text:p>20.9714910646269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9023" calcext:value-type="float">
            <text:p>52.2179023</text:p>
          </table:table-cell>
          <table:table-cell office:value-type="float" office:value="20.9827093" calcext:value-type="float">
            <text:p>20.9827093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5621" calcext:value-type="float">
            <text:p>52.2175621</text:p>
          </table:table-cell>
          <table:table-cell office:value-type="float" office:value="20.9873842" calcext:value-type="float">
            <text:p>20.9873842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4354" calcext:value-type="float">
            <text:p>52.2174354</text:p>
          </table:table-cell>
          <table:table-cell office:value-type="float" office:value="20.9858461" calcext:value-type="float">
            <text:p>20.9858461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426" calcext:value-type="float">
            <text:p>52.217426</text:p>
          </table:table-cell>
          <table:table-cell office:value-type="float" office:value="21.0042928" calcext:value-type="float">
            <text:p>21.0042928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7341" calcext:value-type="float">
            <text:p>52.2167341</text:p>
          </table:table-cell>
          <table:table-cell office:value-type="float" office:value="21.0169602" calcext:value-type="float">
            <text:p>21.0169602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1234" calcext:value-type="float">
            <text:p>52.2161234</text:p>
          </table:table-cell>
          <table:table-cell office:value-type="float" office:value="21.2402314" calcext:value-type="float">
            <text:p>21.2402314</text:p>
          </table:table-cell>
        </table:table-row>
        <table:table-row table:style-name="ro1">
          <table:table-cell office:value-type="string" calcext:value-type="string">
            <text:p>SPÓŁDZIELNIA DOBRZE</text:p>
          </table:table-cell>
          <table:table-cell office:value-type="float" office:value="1005489" calcext:value-type="float">
            <text:p>1005489</text:p>
          </table:table-cell>
          <table:table-cell office:value-type="float" office:value="5213996960" calcext:value-type="float">
            <text:p>5213996960</text:p>
          </table:table-cell>
          <table:table-cell office:value-type="float" office:value="52392760500000" calcext:value-type="float">
            <text:p>52392760500000</text:p>
          </table:table-cell>
          <table:table-cell office:value-type="string" calcext:value-type="string">
            <text:p>UL. POLNA 18/20</text:p>
          </table:table-cell>
          <table:table-cell office:value-type="string" calcext:value-type="string">
            <text:p>00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01795" calcext:value-type="float">
            <text:p>52.21601795</text:p>
          </table:table-cell>
          <table:table-cell office:value-type="float" office:value="21.0183220669522" calcext:value-type="float">
            <text:p>21.0183220669522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4731" calcext:value-type="float">
            <text:p>52.214731</text:p>
          </table:table-cell>
          <table:table-cell office:value-type="float" office:value="21.0452233" calcext:value-type="float">
            <text:p>21.0452233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43639" calcext:value-type="float">
            <text:p>52.2143639</text:p>
          </table:table-cell>
          <table:table-cell office:value-type="float" office:value="21.1756487" calcext:value-type="float">
            <text:p>21.1756487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30908" calcext:value-type="float">
            <text:p>52.2130908</text:p>
          </table:table-cell>
          <table:table-cell office:value-type="float" office:value="20.9732885" calcext:value-type="float">
            <text:p>20.9732885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01063" calcext:value-type="float">
            <text:p>52.2101063</text:p>
          </table:table-cell>
          <table:table-cell office:value-type="float" office:value="21.008092807544" calcext:value-type="float">
            <text:p>21.008092807544</text:p>
          </table:table-cell>
        </table:table-row>
        <table:table-row table:style-name="ro1">
          <table:table-cell office:value-type="string" calcext:value-type="string">
            <text:p>SPÓŁDZIELNIA "HALE BANACHA"</text:p>
          </table:table-cell>
          <table:table-cell office:value-type="float" office:value="136650" calcext:value-type="float">
            <text:p>136650</text:p>
          </table:table-cell>
          <table:table-cell office:value-type="float" office:value="5250004869" calcext:value-type="float">
            <text:p>5250004869</text:p>
          </table:table-cell>
          <table:table-cell office:value-type="float" office:value="200431500000" calcext:value-type="float">
            <text:p>200431500000</text:p>
          </table:table-cell>
          <table:table-cell office:value-type="string" calcext:value-type="string">
            <text:p>GRÓJECKA 95</text:p>
          </table:table-cell>
          <table:table-cell office:value-type="string" calcext:value-type="string">
            <text:p>02-1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7002" calcext:value-type="float">
            <text:p>52.2097002</text:p>
          </table:table-cell>
          <table:table-cell office:value-type="float" office:value="20.9760971" calcext:value-type="float">
            <text:p>20.9760971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2778" calcext:value-type="float">
            <text:p>52.2092778</text:p>
          </table:table-cell>
          <table:table-cell office:value-type="float" office:value="21.0076796" calcext:value-type="float">
            <text:p>21.0076796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0745" calcext:value-type="float">
            <text:p>52.2090745</text:p>
          </table:table-cell>
          <table:table-cell office:value-type="float" office:value="20.962831972952" calcext:value-type="float">
            <text:p>20.962831972952</text:p>
          </table:table-cell>
        </table:table-row>
        <table:table-row table:style-name="ro1">
          <table:table-cell office:value-type="string" calcext:value-type="string">
            <text:p>POLIGRAFICZNA SPÓŁDZIELNIA PRACY INTROGRAFIA</text:p>
          </table:table-cell>
          <table:table-cell office:value-type="float" office:value="363238" calcext:value-type="float">
            <text:p>363238</text:p>
          </table:table-cell>
          <table:table-cell office:value-type="float" office:value="9522095352" calcext:value-type="float">
            <text:p>9522095352</text:p>
          </table:table-cell>
          <table:table-cell office:value-type="float" office:value="14255200500000" calcext:value-type="float">
            <text:p>14255200500000</text:p>
          </table:table-cell>
          <table:table-cell office:value-type="string" calcext:value-type="string">
            <text:p>UL. WIŚNIOWA 50</text:p>
          </table:table-cell>
          <table:table-cell office:value-type="string" calcext:value-type="string">
            <text:p>02-5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82469" calcext:value-type="float">
            <text:p>52.2082469</text:p>
          </table:table-cell>
          <table:table-cell office:value-type="float" office:value="21.0146208" calcext:value-type="float">
            <text:p>21.0146208</text:p>
          </table:table-cell>
        </table:table-row>
        <table:table-row table:style-name="ro1">
          <table:table-cell office:value-type="string" calcext:value-type="string">
            <text:p>SPÓŁDZIELNIA USŁUGOWA VIG EKSPERT W WARSZAWIE</text:p>
          </table:table-cell>
          <table:table-cell office:value-type="float" office:value="405458" calcext:value-type="float">
            <text:p>405458</text:p>
          </table:table-cell>
          <table:table-cell office:value-type="float" office:value="7010330228" calcext:value-type="float">
            <text:p>7010330228</text:p>
          </table:table-cell>
          <table:table-cell office:value-type="float" office:value="14592696600000" calcext:value-type="float">
            <text:p>14592696600000</text:p>
          </table:table-cell>
          <table:table-cell office:value-type="string" calcext:value-type="string">
            <text:p>AL. JEROZOLIMSKIE 162</text:p>
          </table:table-cell>
          <table:table-cell office:value-type="string" calcext:value-type="string">
            <text:p>02-3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77915" calcext:value-type="float">
            <text:p>52.20777915</text:p>
          </table:table-cell>
          <table:table-cell office:value-type="float" office:value="20.9441176989151" calcext:value-type="float">
            <text:p>20.9441176989151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48135" calcext:value-type="float">
            <text:p>52.20748135</text:p>
          </table:table-cell>
          <table:table-cell office:value-type="float" office:value="21.0235735621717" calcext:value-type="float">
            <text:p>21.0235735621717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</table:table-row>
        <table:table-row table:style-name="ro1">
          <table:table-cell office:value-type="string" calcext:value-type="string">
            <text:p>SPOŁEM" SPÓŁDZIELCZY OŚRODEK WYPOCZYNKOWY "ZORZA</text:p>
          </table:table-cell>
          <table:table-cell office:value-type="float" office:value="451442" calcext:value-type="float">
            <text:p>451442</text:p>
          </table:table-cell>
          <table:table-cell office:value-type="float" office:value="5213644511" calcext:value-type="float">
            <text:p>5213644511</text:p>
          </table:table-cell>
          <table:table-cell office:value-type="float" office:value="14654824200000" calcext:value-type="float">
            <text:p>14654824200000</text:p>
          </table:table-cell>
          <table:table-cell office:value-type="string" calcext:value-type="string">
            <text:p>GRAŻYNY 13/15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38215" calcext:value-type="float">
            <text:p>52.2038215</text:p>
          </table:table-cell>
          <table:table-cell office:value-type="float" office:value="21.0208395" calcext:value-type="float">
            <text:p>21.0208395</text:p>
          </table:table-cell>
        </table:table-row>
        <table:table-row table:style-name="ro1">
          <table:table-cell office:value-type="string" calcext:value-type="string">
            <text:p>KRAJOWY ZWIĄZEK REWIZYJNY SPÓŁDZIELNI SPOŻYWCÓW "SPOŁEM"</text:p>
          </table:table-cell>
          <table:table-cell office:value-type="float" office:value="54061" calcext:value-type="float">
            <text:p>54061</text:p>
          </table:table-cell>
          <table:table-cell office:value-type="float" office:value="5250007690" calcext:value-type="float">
            <text:p>5250007690</text:p>
          </table:table-cell>
          <table:table-cell office:value-type="float" office:value="1210207900000" calcext:value-type="float">
            <text:p>1210207900000</text:p>
          </table:table-cell>
          <table:table-cell office:value-type="string" calcext:value-type="string">
            <text:p>GRAŻYNY 13/15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38215" calcext:value-type="float">
            <text:p>52.2038215</text:p>
          </table:table-cell>
          <table:table-cell office:value-type="float" office:value="21.0208395" calcext:value-type="float">
            <text:p>21.0208395</text:p>
          </table:table-cell>
        </table:table-row>
        <table:table-row table:style-name="ro1">
          <table:table-cell office:value-type="string" calcext:value-type="string">
            <text:p>SPÓŁDZIELNIA "OWNERSHIP"</text:p>
          </table:table-cell>
          <table:table-cell office:value-type="float" office:value="1007387" calcext:value-type="float">
            <text:p>1007387</text:p>
          </table:table-cell>
          <table:table-cell office:value-type="float" office:value="5213997385" calcext:value-type="float">
            <text:p>5213997385</text:p>
          </table:table-cell>
          <table:table-cell office:value-type="float" office:value="52394695600000" calcext:value-type="float">
            <text:p>52394695600000</text:p>
          </table:table-cell>
          <table:table-cell office:value-type="string" calcext:value-type="string">
            <text:p>UL. GRAŻYNY 13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36254" calcext:value-type="float">
            <text:p>52.2036254</text:p>
          </table:table-cell>
          <table:table-cell office:value-type="float" office:value="21.0202967" calcext:value-type="float">
            <text:p>21.0202967</text:p>
          </table:table-cell>
        </table:table-row>
        <table:table-row table:style-name="ro1">
          <table:table-cell office:value-type="string" calcext:value-type="string">
            <text:p>PLZ SPÓŁDZIELNIA</text:p>
          </table:table-cell>
          <table:table-cell office:value-type="float" office:value="894451" calcext:value-type="float">
            <text:p>894451</text:p>
          </table:table-cell>
          <table:table-cell office:value-type="float" office:value="5272955419" calcext:value-type="float">
            <text:p>5272955419</text:p>
          </table:table-cell>
          <table:table-cell office:value-type="float" office:value="38870577700000" calcext:value-type="float">
            <text:p>38870577700000</text:p>
          </table:table-cell>
          <table:table-cell office:value-type="string" calcext:value-type="string">
            <text:p>UL. GRAŻYNY 13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36254" calcext:value-type="float">
            <text:p>52.2036254</text:p>
          </table:table-cell>
          <table:table-cell office:value-type="float" office:value="21.0202967" calcext:value-type="float">
            <text:p>21.0202967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</table:table-row>
        <table:table-row table:style-name="ro3">
          <table:table-cell office:value-type="string" calcext:value-type="string">
            <text:p>IKAR"SPÓŁDZIELNIA MIESZKANIOWA PRACOWNIKÓW SGGW W WARSZAWIE;0000066718;9511594347;01186455100000;PILECKIEGO 107;ADM;02-781;WARSZAWA;;SPÓŁDZIELNIA;29.11.2001;n;n</text:p>
            <text:p>SPÓŁDZIELNIA PRACY SPECJALISTÓW RENTGENOLOGÓW IM. PROF. WITOLDA ZAWADOWSKIEGO;0000065332;5250005768;00084094100000;WARYŃSKIEGO 9;;00-655;WARSZAWA;;SPÓŁDZIELNIA;26.11.2001;52.2206828;21.0151826</text:p>
            <text:p>SPÓŁDZIELNIA MIESZKANIOWA "SZAŁAS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2007" calcext:value-type="float">
            <text:p>52.2022007</text:p>
          </table:table-cell>
          <table:table-cell office:value-type="float" office:value="20.8674375" calcext:value-type="float">
            <text:p>20.8674375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8793" calcext:value-type="float">
            <text:p>52.2018793</text:p>
          </table:table-cell>
          <table:table-cell office:value-type="float" office:value="20.9811605" calcext:value-type="float">
            <text:p>20.9811605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77425" calcext:value-type="float">
            <text:p>52.20177425</text:p>
          </table:table-cell>
          <table:table-cell office:value-type="float" office:value="21.0181137058391" calcext:value-type="float">
            <text:p>21.0181137058391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7229" calcext:value-type="float">
            <text:p>52.2017229</text:p>
          </table:table-cell>
          <table:table-cell office:value-type="float" office:value="21.0053449" calcext:value-type="float">
            <text:p>21.0053449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</table:table-row>
        <table:table-row table:style-name="ro1">
          <table:table-cell office:value-type="string" calcext:value-type="string">
            <text:p>SPÓŁDZIELNIA SPOŻYWCÓW "SUPERSAM"</text:p>
          </table:table-cell>
          <table:table-cell office:value-type="float" office:value="50738" calcext:value-type="float">
            <text:p>50738</text:p>
          </table:table-cell>
          <table:table-cell office:value-type="float" office:value="5250005142" calcext:value-type="float">
            <text:p>5250005142</text:p>
          </table:table-cell>
          <table:table-cell office:value-type="float" office:value="1203458000000" calcext:value-type="float">
            <text:p>1203458000000</text:p>
          </table:table-cell>
          <table:table-cell office:value-type="string" calcext:value-type="string">
            <text:p>UL. RACŁAWICKA 146</text:p>
          </table:table-cell>
          <table:table-cell office:value-type="string" calcext:value-type="string">
            <text:p>02-1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873015" calcext:value-type="float">
            <text:p>52.19873015</text:p>
          </table:table-cell>
          <table:table-cell office:value-type="float" office:value="20.9802403296038" calcext:value-type="float">
            <text:p>20.9802403296038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</table:table-row>
        <table:table-row table:style-name="ro1">
          <table:table-cell office:value-type="string" calcext:value-type="string">
            <text:p>SPÓŁDZIELNIA SOCJALNA "PIĘKNE MIEJSCE"</text:p>
          </table:table-cell>
          <table:table-cell office:value-type="float" office:value="489771" calcext:value-type="float">
            <text:p>489771</text:p>
          </table:table-cell>
          <table:table-cell office:value-type="float" office:value="5223011664" calcext:value-type="float">
            <text:p>5223011664</text:p>
          </table:table-cell>
          <table:table-cell office:value-type="float" office:value="14701016000000" calcext:value-type="float">
            <text:p>14701016000000</text:p>
          </table:table-cell>
          <table:table-cell office:value-type="string" calcext:value-type="string">
            <text:p>TRAKTORZYSTÓW 26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73659" calcext:value-type="float">
            <text:p>52.1973659</text:p>
          </table:table-cell>
          <table:table-cell office:value-type="float" office:value="20.8860198429952" calcext:value-type="float">
            <text:p>20.8860198429952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</table:table-row>
        <table:table-row table:style-name="ro1">
          <table:table-cell office:value-type="string" calcext:value-type="string">
            <text:p>SPÓŁDZIELNIA PRACY "ARGO - FILM"</text:p>
          </table:table-cell>
          <table:table-cell office:value-type="float" office:value="72720" calcext:value-type="float">
            <text:p>72720</text:p>
          </table:table-cell>
          <table:table-cell office:value-type="float" office:value="5250001925" calcext:value-type="float">
            <text:p>5250001925</text:p>
          </table:table-cell>
          <table:table-cell office:value-type="float" office:value="42389300000" calcext:value-type="float">
            <text:p>42389300000</text:p>
          </table:table-cell>
          <table:table-cell office:value-type="string" calcext:value-type="string">
            <text:p>UL. RYŻOWA 33 A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31711" calcext:value-type="float">
            <text:p>52.1931711</text:p>
          </table:table-cell>
          <table:table-cell office:value-type="float" office:value="20.9089022" calcext:value-type="float">
            <text:p>20.9089022</text:p>
          </table:table-cell>
        </table:table-row>
        <table:table-row table:style-name="ro1">
          <table:table-cell office:value-type="string" calcext:value-type="string">
            <text:p>SPÓŁDZIELNIA SOCJALNA "KTO RANO WSTAJE"</text:p>
          </table:table-cell>
          <table:table-cell office:value-type="float" office:value="479996" calcext:value-type="float">
            <text:p>479996</text:p>
          </table:table-cell>
          <table:table-cell office:value-type="float" office:value="5272702701" calcext:value-type="float">
            <text:p>5272702701</text:p>
          </table:table-cell>
          <table:table-cell office:value-type="float" office:value="14691233400000" calcext:value-type="float">
            <text:p>14691233400000</text:p>
          </table:table-cell>
          <table:table-cell office:value-type="string" calcext:value-type="string">
            <text:p>UL. GEN. KAZIMIERZA SOSNKOWSKIEGO 29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29921" calcext:value-type="float">
            <text:p>52.1929921</text:p>
          </table:table-cell>
          <table:table-cell office:value-type="float" office:value="20.8859472" calcext:value-type="float">
            <text:p>20.8859472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297205" calcext:value-type="float">
            <text:p>52.19297205</text:p>
          </table:table-cell>
          <table:table-cell office:value-type="float" office:value="20.9912115895272" calcext:value-type="float">
            <text:p>20.9912115895272</text:p>
          </table:table-cell>
        </table:table-row>
        <table:table-row table:style-name="ro1">
          <table:table-cell office:value-type="string" calcext:value-type="string">
            <text:p>SPÓŁDZIELNIA SOCJALNA SŁUSZNA STRAWA</text:p>
          </table:table-cell>
          <table:table-cell office:value-type="float" office:value="913379" calcext:value-type="float">
            <text:p>913379</text:p>
          </table:table-cell>
          <table:table-cell office:value-type="float" office:value="5213938247" calcext:value-type="float">
            <text:p>5213938247</text:p>
          </table:table-cell>
          <table:table-cell office:value-type="float" office:value="38986134400000" calcext:value-type="float">
            <text:p>38986134400000</text:p>
          </table:table-cell>
          <table:table-cell office:value-type="string" calcext:value-type="string">
            <text:p>UL. WAWRZYŃCA ŻUŁAWSKIEGO 4/6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8086" calcext:value-type="float">
            <text:p>52.1908086</text:p>
          </table:table-cell>
          <table:table-cell office:value-type="float" office:value="20.9917487" calcext:value-type="float">
            <text:p>20.9917487</text:p>
          </table:table-cell>
        </table:table-row>
        <table:table-row table:style-name="ro1">
          <table:table-cell office:value-type="string" calcext:value-type="string">
            <text:p>SPÓŁDZIELNIA PIEKARSKO-CIASTKARSKA W WARSZAWIE</text:p>
          </table:table-cell>
          <table:table-cell office:value-type="float" office:value="53005" calcext:value-type="float">
            <text:p>53005</text:p>
          </table:table-cell>
          <table:table-cell office:value-type="float" office:value="5250001658" calcext:value-type="float">
            <text:p>5250001658</text:p>
          </table:table-cell>
          <table:table-cell office:value-type="float" office:value="106227900000" calcext:value-type="float">
            <text:p>106227900000</text:p>
          </table:table-cell>
          <table:table-cell office:value-type="string" calcext:value-type="string">
            <text:p>KRAKOWIAKÓW 103</text:p>
          </table:table-cell>
          <table:table-cell office:value-type="string" calcext:value-type="string">
            <text:p>02-2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5841" calcext:value-type="float">
            <text:p>52.1905841</text:p>
          </table:table-cell>
          <table:table-cell office:value-type="float" office:value="20.9333417463206" calcext:value-type="float">
            <text:p>20.9333417463206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99798" calcext:value-type="float">
            <text:p>52.1899798</text:p>
          </table:table-cell>
          <table:table-cell office:value-type="float" office:value="20.8885603" calcext:value-type="float">
            <text:p>20.8885603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</table:table-row>
        <table:table-row table:style-name="ro1">
          <table:table-cell office:value-type="string" calcext:value-type="string">
            <text:p>SPÓŁDZIELNIA SPOŻYWCÓW "MOKPOL"</text:p>
          </table:table-cell>
          <table:table-cell office:value-type="float" office:value="187152" calcext:value-type="float">
            <text:p>187152</text:p>
          </table:table-cell>
          <table:table-cell office:value-type="float" office:value="5250004757" calcext:value-type="float">
            <text:p>5250004757</text:p>
          </table:table-cell>
          <table:table-cell office:value-type="float" office:value="88023100000" calcext:value-type="float">
            <text:p>88023100000</text:p>
          </table:table-cell>
          <table:table-cell office:value-type="string" calcext:value-type="string">
            <text:p>KONSTANCIŃSKA 2</text:p>
          </table:table-cell>
          <table:table-cell office:value-type="string" calcext:value-type="string">
            <text:p>02-9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80909" calcext:value-type="float">
            <text:p>52.1880909</text:p>
          </table:table-cell>
          <table:table-cell office:value-type="float" office:value="21.0592598" calcext:value-type="float">
            <text:p>21.0592598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4659" calcext:value-type="float">
            <text:p>52.1874659</text:p>
          </table:table-cell>
          <table:table-cell office:value-type="float" office:value="21.017388709" calcext:value-type="float">
            <text:p>21.017388709</text:p>
          </table:table-cell>
        </table:table-row>
        <table:table-row table:style-name="ro1">
          <table:table-cell office:value-type="string" calcext:value-type="string">
            <text:p>SPÓŁDZIELNIA PRACY "ORION"</text:p>
          </table:table-cell>
          <table:table-cell office:value-type="float" office:value="68478" calcext:value-type="float">
            <text:p>68478</text:p>
          </table:table-cell>
          <table:table-cell office:value-type="float" office:value="5250010410" calcext:value-type="float">
            <text:p>5250010410</text:p>
          </table:table-cell>
          <table:table-cell office:value-type="float" office:value="42202000000" calcext:value-type="float">
            <text:p>42202000000</text:p>
          </table:table-cell>
          <table:table-cell office:value-type="string" calcext:value-type="string">
            <text:p>MANGALIA 4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2607" calcext:value-type="float">
            <text:p>52.1872607</text:p>
          </table:table-cell>
          <table:table-cell office:value-type="float" office:value="21.0465796" calcext:value-type="float">
            <text:p>21.0465796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</table:table-row>
        <table:table-row table:style-name="ro1">
          <table:table-cell office:value-type="string" calcext:value-type="string">
            <text:p>WARSZAWSKA SPÓŁDZIELNIA OGRODNICZA "OCHOTA"</text:p>
          </table:table-cell>
          <table:table-cell office:value-type="float" office:value="112102" calcext:value-type="float">
            <text:p>112102</text:p>
          </table:table-cell>
          <table:table-cell office:value-type="float" office:value="5250005403" calcext:value-type="float">
            <text:p>5250005403</text:p>
          </table:table-cell>
          <table:table-cell office:value-type="float" office:value="1206304300000" calcext:value-type="float">
            <text:p>1206304300000</text:p>
          </table:table-cell>
          <table:table-cell office:value-type="string" calcext:value-type="string">
            <text:p>RYŻOWA 49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54083" calcext:value-type="float">
            <text:p>52.1854083</text:p>
          </table:table-cell>
          <table:table-cell office:value-type="float" office:value="20.9052329076957" calcext:value-type="float">
            <text:p>20.9052329076957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</table:table-row>
        <table:table-row table:style-name="ro1">
          <table:table-cell office:value-type="string" calcext:value-type="string">
            <text:p>HANDLOWO-USŁUGOWA SPÓŁDZIELNIA "SAMOPOMOC"</text:p>
          </table:table-cell>
          <table:table-cell office:value-type="float" office:value="146199" calcext:value-type="float">
            <text:p>146199</text:p>
          </table:table-cell>
          <table:table-cell office:value-type="float" office:value="5250005018" calcext:value-type="float">
            <text:p>5250005018</text:p>
          </table:table-cell>
          <table:table-cell office:value-type="float" office:value="38475600000" calcext:value-type="float">
            <text:p>38475600000</text:p>
          </table:table-cell>
          <table:table-cell office:value-type="string" calcext:value-type="string">
            <text:p>MARYNARSKA 14</text:p>
          </table:table-cell>
          <table:table-cell office:value-type="string" calcext:value-type="string">
            <text:p>02-6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16756" calcext:value-type="float">
            <text:p>52.1816756</text:p>
          </table:table-cell>
          <table:table-cell office:value-type="float" office:value="20.9904326" calcext:value-type="float">
            <text:p>20.9904326</text:p>
          </table:table-cell>
        </table:table-row>
        <table:table-row table:style-name="ro1">
          <table:table-cell office:value-type="string" calcext:value-type="string">
            <text:p>SKŁADNICA IMPORTOWA ARTYKUŁÓW PRZEMYSŁOWYCH "SAMOPOMOC" SPÓŁDZIELNIA OSÓB PRAWNYCH</text:p>
          </table:table-cell>
          <table:table-cell office:value-type="float" office:value="41916" calcext:value-type="float">
            <text:p>41916</text:p>
          </table:table-cell>
          <table:table-cell office:value-type="float" office:value="5250005202" calcext:value-type="float">
            <text:p>5250005202</text:p>
          </table:table-cell>
          <table:table-cell office:value-type="float" office:value="38470400000" calcext:value-type="float">
            <text:p>38470400000</text:p>
          </table:table-cell>
          <table:table-cell office:value-type="string" calcext:value-type="string">
            <text:p>MARYNARSKA 14</text:p>
          </table:table-cell>
          <table:table-cell office:value-type="string" calcext:value-type="string">
            <text:p>02-6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16756" calcext:value-type="float">
            <text:p>52.1816756</text:p>
          </table:table-cell>
          <table:table-cell office:value-type="float" office:value="20.9904326" calcext:value-type="float">
            <text:p>20.9904326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</table:table-row>
        <table:table-row table:style-name="ro1">
          <table:table-cell office:value-type="string" calcext:value-type="string">
            <text:p>SPÓŁDZIELNIA ŚWIT</text:p>
          </table:table-cell>
          <table:table-cell office:value-type="float" office:value="53930" calcext:value-type="float">
            <text:p>53930</text:p>
          </table:table-cell>
          <table:table-cell office:value-type="float" office:value="5250002132" calcext:value-type="float">
            <text:p>5250002132</text:p>
          </table:table-cell>
          <table:table-cell office:value-type="float" office:value="45565700000" calcext:value-type="float">
            <text:p>45565700000</text:p>
          </table:table-cell>
          <table:table-cell office:value-type="string" calcext:value-type="string">
            <text:p>TAŚMOWA 1</text:p>
          </table:table-cell>
          <table:table-cell office:value-type="string" calcext:value-type="string">
            <text:p>02-6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791875" calcext:value-type="float">
            <text:p>52.17791875</text:p>
          </table:table-cell>
          <table:table-cell office:value-type="float" office:value="20.9885850342064" calcext:value-type="float">
            <text:p>20.9885850342064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9431" calcext:value-type="float">
            <text:p>52.1769431</text:p>
          </table:table-cell>
          <table:table-cell office:value-type="float" office:value="21.0071922" calcext:value-type="float">
            <text:p>21.0071922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</table:table-row>
        <table:table-row table:style-name="ro4">
          <table:table-cell office:value-type="string" calcext:value-type="string">
            <text:p>SPOŁEM" WARSZAWSKA SPÓŁDZIELNIA SPOŻYWCÓW ŚRÓDMIEŚCIE;0000010740;5250004906;00088027700000;NOWY ŚWIAT 53;;00-042;WARSZAWA;;SPÓŁDZIELNIA;08.05.2001;52.235741950000005;21.01804313589345</text:p>
            <text:p>WARSZAWSKA SPÓŁDZIELNIA MIESZKANIOWA "OCHOTA".;0000005346;5250006779;00049179400000;PRUSZKOWSKA 17;--;02-119;WARSZAWA;;SPÓŁDZIELNIA;18.04.2001;52.20129515;20.978481796903914</text:p>
            <text:p>SPÓŁDZIELNIA BUDOWLANO-MIESZKANIOWA PRACOWNIKÓW SŁUŻBY ZDROWIA;0000006969;5251000721;00049082000000;BRAZYLIJSKA 6;49;03-946;WARSZAWA;;SPÓŁDZIELNIA;11.04.2001;52.2310184;21.0647976</text:p>
            <text:p>SPÓŁDZIELNIA MIESZKANIOWA "OSIEDLE WILANÓW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58818" calcext:value-type="float">
            <text:p>52.1758818</text:p>
          </table:table-cell>
          <table:table-cell office:value-type="float" office:value="21.0651662" calcext:value-type="float">
            <text:p>21.0651662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48596" calcext:value-type="float">
            <text:p>52.1748596</text:p>
          </table:table-cell>
          <table:table-cell office:value-type="float" office:value="21.0188649" calcext:value-type="float">
            <text:p>21.0188649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34556" calcext:value-type="float">
            <text:p>52.1734556</text:p>
          </table:table-cell>
          <table:table-cell office:value-type="float" office:value="21.0009495" calcext:value-type="float">
            <text:p>21.0009495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09415" calcext:value-type="float">
            <text:p>52.1709415</text:p>
          </table:table-cell>
          <table:table-cell office:value-type="float" office:value="21.0714321" calcext:value-type="float">
            <text:p>21.0714321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</table:table-row>
        <table:table-row table:style-name="ro1">
          <table:table-cell office:value-type="string" calcext:value-type="string">
            <text:p>ROLNICZA SPÓŁDZIELNIA PRODUKCYJNA "WIOSNA" W WARSZAWIE</text:p>
          </table:table-cell>
          <table:table-cell office:value-type="float" office:value="116228" calcext:value-type="float">
            <text:p>116228</text:p>
          </table:table-cell>
          <table:table-cell office:value-type="float" office:value="5870201305" calcext:value-type="float">
            <text:p>5870201305</text:p>
          </table:table-cell>
          <table:table-cell office:value-type="float" office:value="104211800000" calcext:value-type="float">
            <text:p>104211800000</text:p>
          </table:table-cell>
          <table:table-cell office:value-type="string" calcext:value-type="string">
            <text:p>UL. FRANCISZKA KLIMCZAKA 1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37461" calcext:value-type="float">
            <text:p>52.1637461</text:p>
          </table:table-cell>
          <table:table-cell office:value-type="float" office:value="21.0827731" calcext:value-type="float">
            <text:p>21.0827731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33195" calcext:value-type="float">
            <text:p>52.1633195</text:p>
          </table:table-cell>
          <table:table-cell office:value-type="float" office:value="21.2139709" calcext:value-type="float">
            <text:p>21.2139709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2288" calcext:value-type="float">
            <text:p>52.162288</text:p>
          </table:table-cell>
          <table:table-cell office:value-type="float" office:value="21.0233541" calcext:value-type="float">
            <text:p>21.0233541</text:p>
          </table:table-cell>
        </table:table-row>
        <table:table-row table:style-name="ro1">
          <table:table-cell office:value-type="string" calcext:value-type="string">
            <text:p>SPÓŁDZIELNIA SOCJALNA "RODZINA</text:p>
          </table:table-cell>
          <table:table-cell office:value-type="float" office:value="398081" calcext:value-type="float">
            <text:p>398081</text:p>
          </table:table-cell>
          <table:table-cell office:value-type="float" office:value="9512349058" calcext:value-type="float">
            <text:p>9512349058</text:p>
          </table:table-cell>
          <table:table-cell office:value-type="float" office:value="14582622000000" calcext:value-type="float">
            <text:p>14582622000000</text:p>
          </table:table-cell>
          <table:table-cell office:value-type="string" calcext:value-type="string">
            <text:p>SUROWIECKIEGO 8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8115" calcext:value-type="float">
            <text:p>52.1618115</text:p>
          </table:table-cell>
          <table:table-cell office:value-type="float" office:value="21.022349" calcext:value-type="float">
            <text:p>21.022349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6336" calcext:value-type="float">
            <text:p>52.1616336</text:p>
          </table:table-cell>
          <table:table-cell office:value-type="float" office:value="21.0369979" calcext:value-type="float">
            <text:p>21.0369979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09589" calcext:value-type="float">
            <text:p>52.1609589</text:p>
          </table:table-cell>
          <table:table-cell office:value-type="float" office:value="21.0287757" calcext:value-type="float">
            <text:p>21.0287757</text:p>
          </table:table-cell>
        </table:table-row>
        <table:table-row table:style-name="ro2">
          <table:table-cell office:value-type="string" calcext:value-type="string">
            <text:p>SPOŁEM" WARSZAWSKA SPÓŁDZIELNIA SPOŻYWCÓW PRAGA - PÓŁNOC;0000080499;5250010597;00088026000000;ŁABISZYŃSKA 16;;03-385;WARSZAWA;;SPÓŁDZIELNIA;11.01.2002;52.29586515;21.033522157145708</text:p>
            <text:p>SPÓŁDZIELNIA MIESZKANIOWO - BUDOWLANA "JARY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80802" calcext:value-type="float">
            <text:p>52.1580802</text:p>
          </table:table-cell>
          <table:table-cell office:value-type="float" office:value="21.0207001" calcext:value-type="float">
            <text:p>21.0207001</text:p>
          </table:table-cell>
        </table:table-row>
        <table:table-row table:style-name="ro1">
          <table:table-cell office:value-type="string" calcext:value-type="string">
            <text:p>SPÓŁDZIELNIA SOCJALNA "POŻYTECZNI"</text:p>
          </table:table-cell>
          <table:table-cell office:value-type="float" office:value="493256" calcext:value-type="float">
            <text:p>493256</text:p>
          </table:table-cell>
          <table:table-cell office:value-type="float" office:value="9512376316" calcext:value-type="float">
            <text:p>9512376316</text:p>
          </table:table-cell>
          <table:table-cell office:value-type="float" office:value="14707087700000" calcext:value-type="float">
            <text:p>14707087700000</text:p>
          </table:table-cell>
          <table:table-cell office:value-type="string" calcext:value-type="string">
            <text:p>PUSZCZYKA 3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M. ST. 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69032" calcext:value-type="float">
            <text:p>52.1569032</text:p>
          </table:table-cell>
          <table:table-cell office:value-type="float" office:value="21.022617" calcext:value-type="float">
            <text:p>21.022617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91622" calcext:value-type="float">
            <text:p>52.1491622</text:p>
          </table:table-cell>
          <table:table-cell office:value-type="float" office:value="21.0596477" calcext:value-type="float">
            <text:p>21.0596477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5783" calcext:value-type="float">
            <text:p>52.1485783</text:p>
          </table:table-cell>
          <table:table-cell office:value-type="float" office:value="21.0553382" calcext:value-type="float">
            <text:p>21.0553382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76096" calcext:value-type="float">
            <text:p>52.1476096</text:p>
          </table:table-cell>
          <table:table-cell office:value-type="float" office:value="21.0284514" calcext:value-type="float">
            <text:p>21.0284514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7802" calcext:value-type="float">
            <text:p>52.1467802</text:p>
          </table:table-cell>
          <table:table-cell office:value-type="float" office:value="21.0639767" calcext:value-type="float">
            <text:p>21.0639767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7802" calcext:value-type="float">
            <text:p>52.1467802</text:p>
          </table:table-cell>
          <table:table-cell office:value-type="float" office:value="21.0639767" calcext:value-type="float">
            <text:p>21.0639767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57373" calcext:value-type="float">
            <text:p>52.1457373</text:p>
          </table:table-cell>
          <table:table-cell office:value-type="float" office:value="21.0578547" calcext:value-type="float">
            <text:p>21.0578547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37712" calcext:value-type="float">
            <text:p>52.1437712</text:p>
          </table:table-cell>
          <table:table-cell office:value-type="float" office:value="21.0579468" calcext:value-type="float">
            <text:p>21.0579468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7845" calcext:value-type="float">
            <text:p>52.137845</text:p>
          </table:table-cell>
          <table:table-cell office:value-type="float" office:value="21.0176232" calcext:value-type="float">
            <text:p>21.0176232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20515" calcext:value-type="float">
            <text:p>52.13420515</text:p>
          </table:table-cell>
          <table:table-cell office:value-type="float" office:value="21.0562454170048" calcext:value-type="float">
            <text:p>21.0562454170048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498" calcext:value-type="float">
            <text:p>52.1315498</text:p>
          </table:table-cell>
          <table:table-cell office:value-type="float" office:value="21.0637572" calcext:value-type="float">
            <text:p>21.0637572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2464" calcext:value-type="float">
            <text:p>52.1302464</text:p>
          </table:table-cell>
          <table:table-cell office:value-type="float" office:value="21.0575663" calcext:value-type="float">
            <text:p>21.0575663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921375" calcext:value-type="float">
            <text:p>52.12921375</text:p>
          </table:table-cell>
          <table:table-cell office:value-type="float" office:value="21.0625416268758" calcext:value-type="float">
            <text:p>21.0625416268758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2964" calcext:value-type="float">
            <text:p>52.1282964</text:p>
          </table:table-cell>
          <table:table-cell office:value-type="float" office:value="21.0596008462443" calcext:value-type="float">
            <text:p>21.0596008462443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2666" calcext:value-type="float">
            <text:p>52.1282666</text:p>
          </table:table-cell>
          <table:table-cell office:value-type="float" office:value="21.0636723" calcext:value-type="float">
            <text:p>21.0636723</text:p>
          </table:table-cell>
        </table:table-row>
      </table:table>
      <table:named-expressions/>
      <table:database-ranges>
        <table:database-range table:name="__Anonymous_Sheet_DB__0" table:target-range-address="Sheet1.A1:Sheet1.L375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2:34:03.226244976</meta:creation-date>
    <dc:date>2024-03-27T22:45:56.493706763</dc:date>
    <meta:editing-duration>PT11M52S</meta:editing-duration>
    <meta:editing-cycles>4</meta:editing-cycles>
    <meta:generator>LibreOffice/7.3.7.2$Linux_X86_64 LibreOffice_project/30$Build-2</meta:generator>
    <meta:document-statistic meta:table-count="1" meta:cell-count="4126" meta:object-count="0"/>
  </office:meta>
</office:document-meta>
</file>